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Félkövér dőlt" style:font-pitch="variable"/>
    <style:font-face style:name="Cumberland" svg:font-family="Cumberland, 'Courier New', 'Luxi Mono', Courier, 'Lucida Sans Typewriter', 'Lucida Typewriter', Monaco, Monospaced" style:font-family-generic="modern" style:font-pitch="fixed"/>
    <style:font-face style:name="FreeSerif" svg:font-family="FreeSerif" style:font-family-generic="roman" style:font-pitch="variable"/>
    <style:font-face style:name="FreeSerif1" svg:font-family="FreeSerif" style:font-adornments="Félkövér" style:font-family-generic="roman"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hryomanes" svg:font-family="Thryomanes" style:font-adornments="Félkövér" style:font-pitch="variable"/>
    <style:font-face style:name="Times New Roman" svg:font-family="'Times New Roman'" style:font-family-generic="roman" style:font-pitch="variable"/>
  </office:font-face-decls>
  <office:automatic-styles>
    <style:style style:name="Zónakiterjesztés" style:family="table">
      <style:table-properties style:width="2.4799in" table:align="left"/>
    </style:style>
    <style:style style:name="Zónakiterjesztés.A" style:family="table-column">
      <style:table-column-properties style:column-width="1.2715in"/>
    </style:style>
    <style:style style:name="Zónakiterjesztés.B" style:family="table-column">
      <style:table-column-properties style:column-width="1.2083in"/>
    </style:style>
    <style:style style:name="Zónakiterjeszté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Zónakiterjesztés.B1" style:family="table-cell">
      <style:table-cell-properties fo:background-color="#cccccc" fo:padding="0.0382in" fo:border="0.05pt solid #000000">
        <style:background-image/>
      </style:table-cell-properties>
    </style:style>
    <style:style style:name="Zónakiterjesztés.A2" style:family="table-cell">
      <style:table-cell-properties fo:padding="0.0382in" fo:border-left="0.05pt solid #000000" fo:border-right="none" fo:border-top="none" fo:border-bottom="0.05pt solid #000000"/>
    </style:style>
    <style:style style:name="Zónakiterjesztés.B2" style:family="table-cell">
      <style:table-cell-properties fo:padding="0.0382in" fo:border-left="0.05pt solid #000000" fo:border-right="0.05pt solid #000000" fo:border-top="none" fo:border-bottom="0.05pt solid #000000"/>
    </style:style>
    <style:style style:name="Zónakiterjesztés.A3" style:family="table-cell">
      <style:table-cell-properties fo:padding="0.0382in" fo:border-left="0.05pt solid #000000" fo:border-right="none" fo:border-top="none" fo:border-bottom="0.05pt solid #000000"/>
    </style:style>
    <style:style style:name="Zónakiterjesztés.B3" style:family="table-cell">
      <style:table-cell-properties fo:padding="0.0382in" fo:border-left="0.05pt solid #000000" fo:border-right="0.05pt solid #000000" fo:border-top="none" fo:border-bottom="0.05pt solid #000000"/>
    </style:style>
    <style:style style:name="Zónakiterjesztés.A4" style:family="table-cell">
      <style:table-cell-properties fo:padding="0.0382in" fo:border-left="0.05pt solid #000000" fo:border-right="none" fo:border-top="none" fo:border-bottom="0.05pt solid #000000"/>
    </style:style>
    <style:style style:name="Zónakiterjesztés.B4" style:family="table-cell">
      <style:table-cell-properties fo:padding="0.0382in" fo:border-left="0.05pt solid #000000" fo:border-right="0.05pt solid #000000" fo:border-top="none" fo:border-bottom="0.05pt solid #000000"/>
    </style:style>
    <style:style style:name="Zónakiterjesztés.A5" style:family="table-cell">
      <style:table-cell-properties fo:padding="0.0382in" fo:border-left="0.05pt solid #000000" fo:border-right="none" fo:border-top="none" fo:border-bottom="0.05pt solid #000000"/>
    </style:style>
    <style:style style:name="Zónakiterjesztés.B5" style:family="table-cell">
      <style:table-cell-properties fo:padding="0.0382in" fo:border-left="0.05pt solid #000000" fo:border-right="0.05pt solid #000000" fo:border-top="none" fo:border-bottom="0.05pt solid #000000"/>
    </style:style>
    <style:style style:name="Távolság_5f_célszámok" style:display-name="Távolság_célszámok" style:family="table">
      <style:table-properties style:width="1.5514in" table:align="left" style:may-break-between-rows="false"/>
    </style:style>
    <style:style style:name="Távolság_5f_célszámok.A" style:display-name="Távolság_célszámok.A" style:family="table-column">
      <style:table-column-properties style:column-width="0.8132in"/>
    </style:style>
    <style:style style:name="Távolság_5f_célszámok.B" style:display-name="Távolság_célszámok.B" style:family="table-column">
      <style:table-column-properties style:column-width="0.7382in"/>
    </style:style>
    <style:style style:name="Távolság_5f_célszámok.A1" style:display-name="Távolság_célszámok.A1" style:family="table-cell">
      <style:table-cell-properties fo:background-color="#cccccc" fo:padding-left="0.0396in" fo:padding-right="0in" fo:padding-top="0in" fo:padding-bottom="0in" fo:border-left="0.05pt solid #000000" fo:border-right="none" fo:border-top="0.05pt solid #000000" fo:border-bottom="0.05pt solid #000000">
        <style:background-image/>
      </style:table-cell-properties>
    </style:style>
    <style:style style:name="Távolság_5f_célszámok.B1" style:display-name="Távolság_célszámok.B1" style:family="table-cell">
      <style:table-cell-properties fo:background-color="#cccccc" fo:padding-left="0.0396in" fo:padding-right="0in" fo:padding-top="0in" fo:padding-bottom="0in" fo:border="0.05pt solid #000000">
        <style:background-image/>
      </style:table-cell-properties>
    </style:style>
    <style:style style:name="Távolság_5f_célszámok.A2" style:display-name="Távolság_célszámok.A2" style:family="table-cell">
      <style:table-cell-properties fo:background-color="transparent" fo:padding-left="0.0396in" fo:padding-right="0in" fo:padding-top="0in" fo:padding-bottom="0in" fo:border-left="0.05pt solid #000000" fo:border-right="none" fo:border-top="none" fo:border-bottom="0.05pt solid #000000">
        <style:background-image/>
      </style:table-cell-properties>
    </style:style>
    <style:style style:name="Távolság_5f_célszámok.B2" style:display-name="Távolság_célszámok.B2" style:family="table-cell">
      <style:table-cell-properties fo:background-color="transparent" fo:padding-left="0.0396in" fo:padding-right="0in" fo:padding-top="0in" fo:padding-bottom="0in" fo:border-left="0.05pt solid #000000" fo:border-right="0.05pt solid #000000" fo:border-top="none" fo:border-bottom="0.05pt solid #000000">
        <style:background-image/>
      </style:table-cell-properties>
    </style:style>
    <style:style style:name="Tábla6" style:family="table">
      <style:table-properties style:width="6.8847in" fo:margin-left="0.0069in" fo:margin-right="-0.1993in" table:align="margins" style:may-break-between-rows="false"/>
    </style:style>
    <style:style style:name="Tábla6.A" style:family="table-column">
      <style:table-column-properties style:column-width="0.2646in" style:rel-column-width="2518*"/>
    </style:style>
    <style:style style:name="Tábla6.B" style:family="table-column">
      <style:table-column-properties style:column-width="0.2278in" style:rel-column-width="2168*"/>
    </style:style>
    <style:style style:name="Tábla6.C" style:family="table-column">
      <style:table-column-properties style:column-width="1.2118in" style:rel-column-width="11535*"/>
    </style:style>
    <style:style style:name="Tábla6.D" style:family="table-column">
      <style:table-column-properties style:column-width="0.6826in" style:rel-column-width="6497*"/>
    </style:style>
    <style:style style:name="Tábla6.E" style:family="table-column">
      <style:table-column-properties style:column-width="1.4771in" style:rel-column-width="14060*"/>
    </style:style>
    <style:style style:name="Tábla6.F" style:family="table-column">
      <style:table-column-properties style:column-width="3.0208in" style:rel-column-width="28757*"/>
    </style:style>
    <style:style style:name="Tábla6.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ábla6.F1" style:family="table-cell">
      <style:table-cell-properties style:vertical-align="middle" fo:background-color="#e6e6e6" fo:padding="0.0382in" fo:border="0.05pt solid #000000">
        <style:background-image/>
      </style:table-cell-properties>
    </style:style>
    <style:style style:name="Tábla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a6.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6.E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 style:family="table">
      <style:table-properties style:width="6.8847in" fo:margin-left="0.0069in" fo:margin-right="-0.1993in" table:align="margins" style:may-break-between-rows="false"/>
    </style:style>
    <style:style style:name="Táblázat3.A" style:family="table-column">
      <style:table-column-properties style:column-width="0.2646in" style:rel-column-width="2518*"/>
    </style:style>
    <style:style style:name="Táblázat3.B" style:family="table-column">
      <style:table-column-properties style:column-width="1.4396in" style:rel-column-width="13703*"/>
    </style:style>
    <style:style style:name="Táblázat3.C" style:family="table-column">
      <style:table-column-properties style:column-width="0.6826in" style:rel-column-width="6497*"/>
    </style:style>
    <style:style style:name="Táblázat3.D" style:family="table-column">
      <style:table-column-properties style:column-width="1.4771in" style:rel-column-width="14060*"/>
    </style:style>
    <style:style style:name="Táblázat3.E" style:family="table-column">
      <style:table-column-properties style:column-width="3.0208in" style:rel-column-width="28757*"/>
    </style:style>
    <style:style style:name="Táblázat3.A1" style:family="table-cell">
      <style:table-cell-properties style:vertical-align="middle" fo:background-color="#b3b3b3" fo:padding="0.0382in" fo:border="0.05pt solid #000000">
        <style:background-image/>
      </style:table-cell-properties>
    </style:style>
    <style:style style:name="Táblázat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D2"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 style:family="table">
      <style:table-properties style:width="6.6924in" table:align="margins"/>
    </style:style>
    <style:style style:name="Táblázat1.A" style:family="table-column">
      <style:table-column-properties style:column-width="6.6924in" style:rel-column-width="65535*"/>
    </style:style>
    <style:style style:name="Táblázat1.A1" style:family="table-cell">
      <style:table-cell-properties fo:padding="0.0382in" fo:border="0.05pt solid #000000"/>
    </style:style>
    <style:style style:name="Táblázat2" style:family="table">
      <style:table-properties style:width="6.6924in" table:align="margins"/>
    </style:style>
    <style:style style:name="Táblázat2.A" style:family="table-column">
      <style:table-column-properties style:column-width="6.6924in" style:rel-column-width="65535*"/>
    </style:style>
    <style:style style:name="Táblázat2.A1" style:family="table-cell">
      <style:table-cell-properties fo:padding="0.0382in" fo:border="0.05pt solid #000000"/>
    </style:style>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Text_20_body">
      <style:paragraph-properties fo:text-align="justify" style:justify-single-word="false" fo:break-before="page"/>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left="0in" fo:margin-right="0in" fo:text-indent="0in" style:auto-text-indent="false"/>
    </style:style>
    <style:style style:name="P6" style:family="paragraph" style:parent-style-name="Quotations">
      <style:paragraph-properties fo:margin-left="0in" fo:margin-right="0in" fo:margin-top="0in" fo:margin-bottom="0in" style:contextual-spacing="false" fo:text-indent="0in" style:auto-text-indent="false" fo:padding-left="0.0193in" fo:padding-right="0in" fo:padding-top="0in" fo:padding-bottom="0in" fo:border-left="0.06pt solid #cccccc" fo:border-right="none" fo:border-top="none" fo:border-bottom="none"/>
    </style:style>
    <style:style style:name="P7" style:family="paragraph" style:parent-style-name="Text_20_body">
      <style:paragraph-properties fo:margin-left="0in" fo:margin-right="0in" fo:text-align="justify" style:justify-single-word="false" fo:text-indent="0in" style:auto-text-indent="false"/>
      <style:text-properties style:text-underline-style="none"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background-color="transparent"/>
    </style:style>
    <style:style style:name="P9" style:family="paragraph" style:parent-style-name="Text_20_body">
      <style:paragraph-properties fo:margin-left="0in" fo:margin-right="0in" fo:text-indent="0in" style:auto-text-indent="false"/>
      <style:text-properties fo:font-style="italic" fo:background-color="transparent" style:font-style-asian="italic" style:font-style-complex="italic"/>
    </style:style>
    <style:style style:name="P10" style:family="paragraph" style:parent-style-name="Text_20_body">
      <style:paragraph-properties fo:margin-left="0in" fo:margin-right="0in" fo:text-align="justify" style:justify-single-word="false" fo:text-indent="0in" style:auto-text-indent="false"/>
      <style:text-properties fo:font-style="italic" fo:background-color="transparent" style:font-style-asian="italic" style:font-style-complex="italic"/>
    </style:style>
    <style:style style:name="P11" style:family="paragraph" style:parent-style-name="Text_20_body">
      <style:paragraph-properties fo:margin-left="0.4925in" fo:margin-right="0in" fo:margin-top="0in" fo:margin-bottom="0in" style:contextual-spacing="false" fo:text-indent="0in" style:auto-text-indent="false"/>
      <style:text-properties fo:font-style="italic" style:font-style-asian="italic" style:font-style-complex="italic"/>
    </style:style>
    <style:style style:name="P12" style:family="paragraph" style:parent-style-name="Quotations">
      <style:paragraph-properties fo:margin-left="0.4925in" fo:margin-right="0in" fo:margin-top="0in" fo:margin-bottom="0in" style:contextual-spacing="false" fo:text-indent="0in" style:auto-text-indent="false" fo:padding-left="0.0193in" fo:padding-right="0in" fo:padding-top="0in" fo:padding-bottom="0in" fo:border-left="0.06pt solid #cccccc" fo:border-right="none" fo:border-top="none" fo:border-bottom="none"/>
      <style:text-properties fo:font-style="italic" style:font-style-asian="italic" style:font-style-complex="italic"/>
    </style:style>
    <style:style style:name="P13" style:family="paragraph" style:parent-style-name="Text_20_body">
      <style:paragraph-properties fo:margin-left="0in" fo:margin-right="0in" fo:text-align="start" style:justify-single-word="false" fo:text-indent="0in" style:auto-text-indent="false"/>
    </style:style>
    <style:style style:name="P14" style:family="paragraph" style:parent-style-name="Text_20_body">
      <style:paragraph-properties fo:margin-left="0in" fo:margin-right="0in" fo:text-indent="0in" style:auto-text-indent="false"/>
      <style:text-properties fo:background-color="#23ff23"/>
    </style:style>
    <style:style style:name="P15" style:family="paragraph" style:parent-style-name="Text_20_body">
      <style:text-properties fo:background-color="#23ff23"/>
    </style:style>
    <style:style style:name="P16" style:family="paragraph" style:parent-style-name="Text_20_body">
      <style:paragraph-properties fo:margin-left="0in" fo:margin-right="0in" fo:text-indent="0in" style:auto-text-indent="false"/>
      <style:text-properties officeooo:rsid="000ac17d" officeooo:paragraph-rsid="000ac17d"/>
    </style:style>
    <style:style style:name="P17" style:family="paragraph" style:parent-style-name="Text_20_body">
      <style:paragraph-properties fo:margin-left="0.2425in" fo:margin-right="0in" fo:text-indent="0in" style:auto-text-indent="false"/>
      <style:text-properties officeooo:rsid="000ac17d" officeooo:paragraph-rsid="000ac17d"/>
    </style:style>
    <style:style style:name="P1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19"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20" style:family="paragraph" style:parent-style-name="Text_20_body">
      <style:text-properties style:text-underline-style="solid" style:text-underline-width="auto" style:text-underline-color="font-color" fo:font-weight="bold" style:font-weight-asian="bold" style:font-weight-complex="bold"/>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24" style:family="paragraph" style:parent-style-name="Text_20_body">
      <style:paragraph-properties fo:text-align="center" style:justify-single-word="false"/>
      <style:text-properties fo:font-size="9pt" style:font-size-asian="9pt" style:font-size-complex="9pt"/>
    </style:style>
    <style:style style:name="P2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26" style:family="paragraph" style:parent-style-name="Text_20_body">
      <style:text-properties style:text-underline-style="solid" style:text-underline-type="double" style:text-underline-width="auto" style:text-underline-color="font-color"/>
    </style:style>
    <style:style style:name="P27" style:family="paragraph" style:parent-style-name="Text_20_body">
      <style:text-properties officeooo:rsid="00102dd7" officeooo:paragraph-rsid="00102dd7"/>
    </style:style>
    <style:style style:name="P28" style:family="paragraph" style:parent-style-name="Text_20_body">
      <style:paragraph-properties fo:margin-left="0in" fo:margin-right="0in" fo:text-indent="0.0783in" style:auto-text-indent="false"/>
    </style:style>
    <style:style style:name="P29" style:family="paragraph" style:parent-style-name="Preformatted_20_Text">
      <style:text-properties style:font-name="FreeSerif"/>
    </style:style>
    <style:style style:name="P30" style:family="paragraph" style:parent-style-name="Preformatted_20_Text">
      <style:text-properties fo:color="#0047ff" loext:opacity="100%" style:font-name="FreeSerif"/>
    </style:style>
    <style:style style:name="P31" style:family="paragraph" style:parent-style-name="_5b_RPG_5d__20_Táblázattartalom_20_1">
      <style:text-properties style:text-line-through-style="solid" style:text-line-through-type="single" style:text-line-through-width="bold" fo:background-color="transparent"/>
    </style:style>
    <style:style style:name="P32" style:family="paragraph" style:parent-style-name="_5b_RPG_5d__20_Táblázattartalom_20_1">
      <style:text-properties style:text-line-through-style="none" style:text-line-through-type="none"/>
    </style:style>
    <style:style style:name="P33" style:family="paragraph" style:parent-style-name="_5b_RPG_5d__20_Táblázattartalom_20_1">
      <style:text-properties style:text-line-through-style="none" style:text-line-through-type="none" fo:background-color="transparent"/>
    </style:style>
    <style:style style:name="P34" style:family="paragraph" style:parent-style-name="_5b_RPG_5d__20_Táblázattartalom_20_1">
      <style:paragraph-properties fo:text-align="start" style:justify-single-word="false"/>
      <style:text-properties style:text-line-through-style="none" style:text-line-through-type="none" fo:font-size="9pt" fo:background-color="transparent" style:font-size-asian="9pt" style:font-size-complex="9pt"/>
    </style:style>
    <style:style style:name="P35" style:family="paragraph" style:parent-style-name="_5b_RPG_5d__20_Táblázattartalom_20_1">
      <style:paragraph-properties fo:text-align="start" style:justify-single-word="false"/>
      <style:text-properties style:text-line-through-style="none" style:text-line-through-type="none" fo:font-size="9pt" fo:background-color="#ff0000" style:font-size-asian="9pt" style:font-size-complex="9pt"/>
    </style:style>
    <style:style style:name="P36" style:family="paragraph" style:parent-style-name="_5b_RPG_5d__20_Táblázattartalom_20_1">
      <style:paragraph-properties fo:text-align="start" style:justify-single-word="false"/>
      <style:text-properties style:text-line-through-style="none" style:text-line-through-type="none" fo:font-size="9pt" fo:background-color="#ff6633" style:font-size-asian="9pt" style:font-size-complex="9pt"/>
    </style:style>
    <style:style style:name="P37" style:family="paragraph" style:parent-style-name="_5b_RPG_5d__20_Táblázattartalom_20_1">
      <style:text-properties style:text-line-through-style="none" style:text-line-through-type="none" fo:font-size="10pt" style:font-size-asian="10pt" style:font-size-complex="10pt"/>
    </style:style>
    <style:style style:name="P38" style:family="paragraph" style:parent-style-name="_5b_RPG_5d__20_Táblázattartalom_20_1">
      <style:text-properties style:text-line-through-style="none" style:text-line-through-type="none" fo:background-color="#ff6633"/>
    </style:style>
    <style:style style:name="P39" style:family="paragraph" style:parent-style-name="Text_20_body">
      <style:paragraph-properties fo:margin-top="0in" fo:margin-bottom="0in" style:contextual-spacing="false"/>
    </style:style>
    <style:style style:name="P40" style:family="paragraph" style:parent-style-name="Text_20_body">
      <style:paragraph-properties fo:margin-top="0in" fo:margin-bottom="0in" style:contextual-spacing="false" fo:text-align="center" style:justify-single-word="false"/>
    </style:style>
    <style:style style:name="P41" style:family="paragraph" style:parent-style-name="Text_20_body">
      <style:paragraph-properties fo:margin-top="0in" fo:margin-bottom="0in" style:contextual-spacing="false" fo:text-align="center" style:justify-single-word="false"/>
      <style:text-properties fo:font-weight="bold" style:font-weight-asian="bold" style:font-weight-complex="bold"/>
    </style:style>
    <style:style style:name="P42"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43" style:family="paragraph" style:parent-style-name="Contents_20_1">
      <style:paragraph-properties>
        <style:tab-stops>
          <style:tab-stop style:position="6.6925in" style:type="right" style:leader-style="dotted" style:leader-text="."/>
        </style:tab-stops>
      </style:paragraph-properties>
    </style:style>
    <style:style style:name="P44" style:family="paragraph" style:parent-style-name="Contents_20_2">
      <style:paragraph-properties>
        <style:tab-stops>
          <style:tab-stop style:position="6.4957in" style:type="right" style:leader-style="dotted" style:leader-text="."/>
        </style:tab-stops>
      </style:paragraph-properties>
    </style:style>
    <style:style style:name="P45" style:family="paragraph" style:parent-style-name="Contents_20_3">
      <style:paragraph-properties>
        <style:tab-stops>
          <style:tab-stop style:position="6.2992in" style:type="right" style:leader-style="dotted" style:leader-text="."/>
        </style:tab-stops>
      </style:paragraph-properties>
    </style:style>
    <style:style style:name="P46" style:family="paragraph" style:parent-style-name="Contents_20_4">
      <style:paragraph-properties>
        <style:tab-stops>
          <style:tab-stop style:position="6.1028in" style:type="right" style:leader-style="dotted" style:leader-text="."/>
        </style:tab-stops>
      </style:paragraph-properties>
    </style:style>
    <style:style style:name="P47" style:family="paragraph" style:parent-style-name="Text_20_body">
      <style:paragraph-properties fo:margin-left="0in" fo:margin-right="0in" fo:text-indent="0in" style:auto-text-indent="false"/>
      <style:text-properties officeooo:paragraph-rsid="000ac17d"/>
    </style:style>
    <style:style style:name="P48" style:family="paragraph" style:parent-style-name="Text_20_body">
      <style:text-properties officeooo:rsid="0011d151" officeooo:paragraph-rsid="0011d151"/>
    </style:style>
    <style:style style:name="P49" style:family="paragraph" style:parent-style-name="Text_20_body">
      <style:paragraph-properties fo:margin-left="0in" fo:margin-right="0in" fo:text-indent="0in" style:auto-text-indent="false"/>
      <style:text-properties officeooo:rsid="0011d151" officeooo:paragraph-rsid="0011d151"/>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4">
      <loext:graphic-properties draw:fill="solid" draw:fill-color="#ffcc99"/>
      <style:paragraph-properties fo:background-color="#ffcc99"/>
    </style:style>
    <style:style style:name="P53" style:family="paragraph" style:parent-style-name="Heading_20_4">
      <style:paragraph-properties fo:break-before="page"/>
    </style:style>
    <style:style style:name="P54" style:family="paragraph" style:parent-style-name="Heading_20_4">
      <style:paragraph-properties fo:margin-left="0in" fo:margin-right="0in" fo:text-indent="0in" style:auto-text-indent="false"/>
      <style:text-properties officeooo:paragraph-rsid="000ac17d"/>
    </style:style>
    <style:style style:name="P55" style:family="paragraph" style:parent-style-name="Heading_20_4">
      <style:paragraph-properties fo:margin-left="0in" fo:margin-right="0in" fo:text-indent="0in" style:auto-text-indent="false"/>
      <style:text-properties officeooo:paragraph-rsid="0011d151"/>
    </style:style>
    <style:style style:name="P56" style:family="paragraph" style:parent-style-name="Standard" style:list-style-name="L1"/>
    <style:style style:name="P57" style:family="paragraph" style:parent-style-name="Standard" style:list-style-name="L2"/>
    <style:style style:name="P58" style:family="paragraph" style:parent-style-name="Standard" style:list-style-name="L4"/>
    <style:style style:name="P59" style:family="paragraph" style:parent-style-name="Standard" style:list-style-name="L7"/>
    <style:style style:name="P60" style:family="paragraph" style:parent-style-name="Standard" style:list-style-name="L17"/>
    <style:style style:name="P61" style:family="paragraph" style:parent-style-name="Standard" style:list-style-name="L18"/>
    <style:style style:name="P62" style:family="paragraph" style:parent-style-name="Standard" style:list-style-name="L21"/>
    <style:style style:name="P63" style:family="paragraph" style:parent-style-name="Standard" style:list-style-name="L22"/>
    <style:style style:name="P64" style:family="paragraph" style:parent-style-name="Standard" style:list-style-name="L23"/>
    <style:style style:name="P65" style:family="paragraph" style:parent-style-name="Standard" style:list-style-name="L26"/>
    <style:style style:name="P66" style:family="paragraph" style:parent-style-name="Text_20_body" style:list-style-name="L1">
      <style:paragraph-properties fo:margin-left="0.4925in" fo:margin-right="0in" fo:text-indent="0.0783in" style:auto-text-indent="false"/>
    </style:style>
    <style:style style:name="P67" style:family="paragraph" style:parent-style-name="Text_20_body" style:list-style-name="L2">
      <style:paragraph-properties fo:margin-left="0.4925in" fo:margin-right="0in" fo:text-indent="0in" style:auto-text-indent="false"/>
    </style:style>
    <style:style style:name="P68" style:family="paragraph" style:parent-style-name="Text_20_body" style:list-style-name="L3"/>
    <style:style style:name="P69" style:family="paragraph" style:parent-style-name="Text_20_body" style:list-style-name="L4">
      <style:paragraph-properties fo:margin-left="0.4925in" fo:margin-right="0in" fo:text-indent="0in" style:auto-text-indent="false"/>
    </style:style>
    <style:style style:name="P70" style:family="paragraph" style:parent-style-name="Text_20_body" style:list-style-name="L4">
      <style:paragraph-properties fo:margin-left="0.9846in" fo:margin-right="0in" fo:text-indent="0in" style:auto-text-indent="false"/>
    </style:style>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paragraph-properties fo:margin-left="0.4925in" fo:margin-right="0in" fo:text-indent="0in" style:auto-text-indent="false"/>
    </style:style>
    <style:style style:name="P74" style:family="paragraph" style:parent-style-name="Text_20_body" style:list-style-name="L8">
      <style:paragraph-properties fo:margin-left="0in" fo:margin-right="0in" fo:text-indent="0in" style:auto-text-indent="false"/>
    </style:style>
    <style:style style:name="P75" style:family="paragraph" style:parent-style-name="Text_20_body" style:list-style-name="L9">
      <style:paragraph-properties fo:margin-left="0in" fo:margin-right="0in" fo:text-indent="0in" style:auto-text-indent="false"/>
    </style:style>
    <style:style style:name="P76" style:family="paragraph" style:parent-style-name="Text_20_body" style:list-style-name="L9">
      <style:paragraph-properties fo:margin-left="0.4925in" fo:margin-right="0in" fo:text-indent="0in" style:auto-text-indent="false"/>
    </style:style>
    <style:style style:name="P77" style:family="paragraph" style:parent-style-name="Text_20_body" style:list-style-name="L9">
      <style:paragraph-properties fo:margin-left="0.9846in" fo:margin-right="0in" fo:text-indent="0in" style:auto-text-indent="false"/>
    </style:style>
    <style:style style:name="P78" style:family="paragraph" style:parent-style-name="Text_20_body" style:list-style-name="L10">
      <style:text-properties officeooo:paragraph-rsid="000ac17d"/>
    </style:style>
    <style:style style:name="P79" style:family="paragraph" style:parent-style-name="Text_20_body" style:list-style-name="L10">
      <style:paragraph-properties fo:margin-left="0.9846in" fo:margin-right="0in" fo:text-indent="-0.25in" style:auto-text-indent="false"/>
      <style:text-properties officeooo:paragraph-rsid="000ac17d"/>
    </style:style>
    <style:style style:name="P80" style:family="paragraph" style:parent-style-name="Text_20_body" style:list-style-name="L10">
      <style:paragraph-properties fo:margin-left="0.9846in" fo:margin-right="0in" fo:text-indent="-0.25in" style:auto-text-indent="false"/>
      <style:text-properties officeooo:rsid="000ac17d" officeooo:paragraph-rsid="000ac17d"/>
    </style:style>
    <style:style style:name="P81" style:family="paragraph" style:parent-style-name="Text_20_body" style:list-style-name="L10">
      <style:paragraph-properties fo:margin-left="0.4925in" fo:margin-right="0in" fo:text-indent="-0.25in" style:auto-text-indent="false"/>
      <style:text-properties officeooo:rsid="000ac17d" officeooo:paragraph-rsid="000ac17d"/>
    </style:style>
    <style:style style:name="P82" style:family="paragraph" style:parent-style-name="Text_20_body" style:list-style-name="L11">
      <style:text-properties officeooo:rsid="0011d151" officeooo:paragraph-rsid="0011d151"/>
    </style:style>
    <style:style style:name="P83" style:family="paragraph" style:parent-style-name="Text_20_body" style:list-style-name="L12"/>
    <style:style style:name="P84" style:family="paragraph" style:parent-style-name="Text_20_body" style:list-style-name="L13">
      <style:text-properties officeooo:rsid="00102dd7" officeooo:paragraph-rsid="00102dd7"/>
    </style:style>
    <style:style style:name="P85" style:family="paragraph" style:parent-style-name="Text_20_body" style:list-style-name="L13">
      <style:text-properties fo:color="#ff3333" loext:opacity="100%" officeooo:rsid="00102dd7" officeooo:paragraph-rsid="00102dd7"/>
    </style:style>
    <style:style style:name="P86" style:family="paragraph" style:parent-style-name="Text_20_body" style:list-style-name="L14"/>
    <style:style style:name="P87" style:family="paragraph" style:parent-style-name="Text_20_body" style:list-style-name="L16">
      <style:paragraph-properties fo:margin-left="0in" fo:margin-right="0in" fo:text-align="justify" style:justify-single-word="false" fo:text-indent="0in" style:auto-text-indent="false"/>
    </style:style>
    <style:style style:name="P88" style:family="paragraph" style:parent-style-name="Text_20_body" style:list-style-name="L18">
      <style:paragraph-properties fo:margin-left="0.4925in" fo:margin-right="0in" fo:text-align="justify" style:justify-single-word="false" fo:text-indent="0in" style:auto-text-indent="false"/>
    </style:style>
    <style:style style:name="P89" style:family="paragraph" style:parent-style-name="Text_20_body" style:list-style-name="L20">
      <style:paragraph-properties fo:margin-left="0in" fo:margin-right="0in" fo:text-align="justify" style:justify-single-word="false" fo:text-indent="0in" style:auto-text-indent="false"/>
    </style:style>
    <style:style style:name="P90" style:family="paragraph" style:parent-style-name="Text_20_body" style:list-style-name="L24">
      <style:paragraph-properties fo:margin-left="0in" fo:margin-right="0in" fo:text-align="justify" style:justify-single-word="false" fo:text-indent="0in" style:auto-text-indent="false"/>
    </style:style>
    <style:style style:name="P91" style:family="paragraph" style:parent-style-name="Text_20_body" style:list-style-name="L16">
      <style:paragraph-properties fo:margin-left="0in" fo:margin-right="0in" fo:text-align="justify" style:justify-single-word="false" fo:text-indent="0in" style:auto-text-indent="false"/>
      <style:text-properties fo:font-weight="bold" style:font-weight-asian="bold" style:font-weight-complex="bold"/>
    </style:style>
    <style:style style:name="P92" style:family="paragraph" style:parent-style-name="Text_20_body" style:list-style-name="L17">
      <style:paragraph-properties fo:margin-left="0in" fo:margin-right="0in" fo:text-indent="0in" style:auto-text-indent="false"/>
    </style:style>
    <style:style style:name="P93" style:family="paragraph" style:parent-style-name="Text_20_body" style:list-style-name="L18">
      <style:text-properties fo:background-color="#ff0000"/>
    </style:style>
    <style:style style:name="P94" style:family="paragraph" style:parent-style-name="Text_20_body" style:list-style-name="L18">
      <style:paragraph-properties fo:margin-left="0.4925in" fo:margin-right="0in" fo:text-indent="0in" style:auto-text-indent="false"/>
      <style:text-properties fo:background-color="#ff0000"/>
    </style:style>
    <style:style style:name="P95" style:family="paragraph" style:parent-style-name="Text_20_body" style:list-style-name="L22">
      <style:paragraph-properties fo:margin-left="0.4925in" fo:margin-right="0in" fo:text-indent="0in" style:auto-text-indent="false"/>
      <style:text-properties fo:background-color="#ff0000"/>
    </style:style>
    <style:style style:name="P96" style:family="paragraph" style:parent-style-name="Text_20_body" style:list-style-name="L16">
      <style:paragraph-properties fo:margin-left="0.4925in" fo:margin-right="0in" fo:text-align="justify" style:justify-single-word="false" fo:text-indent="0in" style:auto-text-indent="false"/>
      <style:text-properties fo:font-weight="normal" style:font-weight-asian="normal" style:font-weight-complex="normal"/>
    </style:style>
    <style:style style:name="P97" style:family="paragraph" style:parent-style-name="Text_20_body" style:list-style-name="L19">
      <style:paragraph-properties fo:margin-left="0.4925in" fo:margin-right="0in" fo:text-indent="0in" style:auto-text-indent="false"/>
    </style:style>
    <style:style style:name="P98" style:family="paragraph" style:parent-style-name="Text_20_body" style:list-style-name="L19">
      <style:paragraph-properties fo:margin-left="0.9846in" fo:margin-right="0in" fo:text-align="justify" style:justify-single-word="false" fo:text-indent="0in" style:auto-text-indent="false"/>
      <style:text-properties fo:font-style="italic" fo:background-color="#ff9966" style:font-style-asian="italic" style:font-style-complex="italic"/>
    </style:style>
    <style:style style:name="P99" style:family="paragraph" style:parent-style-name="Text_20_body" style:list-style-name="L19">
      <style:paragraph-properties fo:margin-left="0.4925in" fo:margin-right="0in" fo:text-align="justify" style:justify-single-word="false" fo:text-indent="0in" style:auto-text-indent="false"/>
      <style:text-properties fo:font-style="italic" fo:background-color="#ff9966" style:font-style-asian="italic" style:font-style-complex="italic"/>
    </style:style>
    <style:style style:name="P100" style:family="paragraph" style:parent-style-name="Text_20_body" style:list-style-name="L21">
      <style:paragraph-properties fo:margin-left="0.4925in" fo:margin-right="0in" fo:text-indent="0in" style:auto-text-indent="false"/>
    </style:style>
    <style:style style:name="P101" style:family="paragraph" style:parent-style-name="Text_20_body" style:list-style-name="L22">
      <style:paragraph-properties fo:margin-left="0.4925in" fo:margin-right="0in" fo:text-indent="0in" style:auto-text-indent="false"/>
      <style:text-properties fo:background-color="transparent"/>
    </style:style>
    <style:style style:name="P102" style:family="paragraph" style:parent-style-name="Text_20_body" style:list-style-name="L22">
      <style:paragraph-properties fo:margin-left="0in" fo:margin-right="0in" fo:text-indent="0in" style:auto-text-indent="false"/>
      <style:text-properties fo:background-color="transparent"/>
    </style:style>
    <style:style style:name="P103" style:family="paragraph" style:parent-style-name="Text_20_body" style:list-style-name="L23">
      <style:paragraph-properties fo:margin-left="0.4925in" fo:margin-right="0in" fo:text-indent="0in" style:auto-text-indent="false"/>
      <style:text-properties fo:background-color="transparent"/>
    </style:style>
    <style:style style:name="P104" style:family="paragraph" style:parent-style-name="Text_20_body" style:list-style-name="L24">
      <style:paragraph-properties fo:margin-left="0in" fo:margin-right="0in" fo:text-align="justify" style:justify-single-word="false" fo:text-indent="0in" style:auto-text-indent="false"/>
      <style:text-properties fo:background-color="transparent"/>
    </style:style>
    <style:style style:name="P105" style:family="paragraph" style:parent-style-name="Text_20_body" style:list-style-name="L23">
      <loext:graphic-properties draw:fill="solid" draw:fill-color="#ff9966"/>
      <style:paragraph-properties fo:margin-left="0in" fo:margin-right="0in" fo:text-indent="0in" style:auto-text-indent="false" fo:background-color="#ff9966"/>
    </style:style>
    <style:style style:name="P106" style:family="paragraph" style:parent-style-name="Text_20_body" style:list-style-name="L23">
      <loext:graphic-properties draw:fill="solid" draw:fill-color="#ffcc99"/>
      <style:paragraph-properties fo:margin-left="0in" fo:margin-right="0in" fo:text-indent="0in" style:auto-text-indent="false" fo:background-color="#ffcc99"/>
    </style:style>
    <style:style style:name="P107" style:family="paragraph" style:parent-style-name="Text_20_body" style:list-style-name="L23">
      <loext:graphic-properties draw:fill="solid" draw:fill-color="#ffcc99"/>
      <style:paragraph-properties fo:margin-left="0.4925in" fo:margin-right="0in" fo:text-indent="0in" style:auto-text-indent="false" fo:background-color="#ffcc99"/>
    </style:style>
    <style:style style:name="P108" style:family="paragraph" style:parent-style-name="Text_20_body" style:list-style-name="L23">
      <style:paragraph-properties fo:margin-left="0.4925in" fo:margin-right="0in" fo:text-indent="0in" style:auto-text-indent="false"/>
      <style:text-properties fo:background-color="#ff9966"/>
    </style:style>
    <style:style style:name="P109" style:family="paragraph" style:parent-style-name="Text_20_body" style:list-style-name="L24">
      <style:paragraph-properties fo:margin-left="0.4925in" fo:margin-right="0in" fo:text-align="justify" style:justify-single-word="false" fo:text-indent="0in" style:auto-text-indent="false"/>
      <style:text-properties fo:background-color="#ff9966"/>
    </style:style>
    <style:style style:name="P110" style:family="paragraph" style:parent-style-name="Text_20_body" style:list-style-name="L24">
      <style:paragraph-properties fo:margin-left="0.4925in" fo:margin-right="0in" fo:text-align="justify" style:justify-single-word="false" fo:text-indent="0in" style:auto-text-indent="false"/>
      <style:text-properties fo:font-size="10pt" fo:font-style="italic" fo:background-color="#ffff99" style:font-size-asian="10pt" style:font-style-asian="italic" style:font-size-complex="10pt" style:font-style-complex="italic"/>
    </style:style>
    <style:style style:name="P111" style:family="paragraph" style:parent-style-name="Text_20_body" style:list-style-name="L25"/>
    <style:style style:name="P112" style:family="paragraph" style:parent-style-name="Text_20_body" style:list-style-name="L26">
      <style:paragraph-properties fo:margin-left="0.4925in" fo:margin-right="0in" fo:text-indent="0in" style:auto-text-indent="false"/>
    </style:style>
    <style:style style:name="P113" style:family="paragraph" style:parent-style-name="Text_20_body" style:list-style-name="L26">
      <style:paragraph-properties fo:margin-left="0in" fo:margin-right="0in" fo:text-indent="0in" style:auto-text-indent="false"/>
    </style:style>
    <style:style style:name="P114" style:family="paragraph" style:parent-style-name="Text_20_body" style:list-style-name="L27"/>
    <style:style style:name="P115" style:family="paragraph" style:parent-style-name="Text_20_body" style:list-style-name="L27">
      <style:paragraph-properties fo:margin-left="0.4925in" fo:margin-right="0in" fo:text-indent="0in" style:auto-text-indent="false"/>
    </style:style>
    <style:style style:name="P116" style:family="paragraph" style:parent-style-name="_5b_RPG_5d__20_Táblázattartalom_20_1" style:list-style-name="L15">
      <style:paragraph-properties fo:text-align="start" style:justify-single-word="false"/>
      <style:text-properties style:text-line-through-style="none" style:text-line-through-type="none" fo:font-size="9pt" fo:background-color="transparen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c17d" style:font-weight-asian="bold" style:font-weight-complex="bold"/>
    </style:style>
    <style:style style:name="T4" style:family="text">
      <style:text-properties fo:font-weight="bold" officeooo:rsid="000e7491"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use-window-font-color="true" loext:opacity="0%"/>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normal" style:font-weight-asian="normal" style:font-weight-complex="normal"/>
    </style:style>
    <style:style style:name="T9" style:family="text">
      <style:text-properties style:use-window-font-color="true" loext:opacity="0%" fo:font-weight="normal" fo:background-color="#ff9966" loext:char-shading-value="0" style:font-weight-asian="normal" style:font-weight-complex="normal"/>
    </style:style>
    <style:style style:name="T10" style:family="text">
      <style:text-properties style:use-window-font-color="true" loext:opacity="0%" style:text-underline-style="none" fo:font-weight="normal" fo:background-color="transparent" loext:char-shading-value="0" style:font-weight-asian="normal" style:font-weight-complex="normal"/>
    </style:style>
    <style:style style:name="T11" style:family="text">
      <style:text-properties style:use-window-font-color="true" loext:opacity="0%" style:text-underline-style="none" fo:font-weight="bold" fo:background-color="#ff9966" loext:char-shading-value="0" style:font-weight-asian="bold" style:font-weight-complex="bold"/>
    </style:style>
    <style:style style:name="T12" style:family="text">
      <style:text-properties style:use-window-font-color="true" loext:opacity="0%"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background-color="transparent" loext:char-shading-value="0"/>
    </style:style>
    <style:style style:name="T14" style:family="text">
      <style:text-properties fo:background-color="#ff0000" loext:char-shading-value="0"/>
    </style:style>
    <style:style style:name="T15" style:family="text">
      <style:text-properties officeooo:rsid="000ac17d" fo:background-color="#ff0000" loext:char-shading-value="0"/>
    </style:style>
    <style:style style:name="T16" style:family="text">
      <style:text-properties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fo:background-color="#ffff00" loext:char-shading-value="0" style:font-style-asian="italic" style:font-style-complex="italic"/>
    </style:style>
    <style:style style:name="T19" style:family="text">
      <style:text-properties fo:font-style="italic" fo:background-color="#ff9966" loext:char-shading-value="0" style:font-style-asian="italic" style:font-style-complex="italic"/>
    </style:style>
    <style:style style:name="T20" style:family="text">
      <style:text-properties fo:font-weight="normal" style:font-weight-asian="normal" style:font-weight-complex="normal"/>
    </style:style>
    <style:style style:name="T21" style:family="text">
      <style:text-properties fo:font-size="9pt" style:font-size-asian="9pt" style:font-size-complex="9pt"/>
    </style:style>
    <style:style style:name="T22" style:family="text">
      <style:text-properties fo:background-color="#cc6633" loext:char-shading-value="0"/>
    </style:style>
    <style:style style:name="T23" style:family="text">
      <style:text-properties style:font-name="Arial" fo:font-style="normal" style:font-style-asian="normal" style:font-style-complex="normal"/>
    </style:style>
    <style:style style:name="T24" style:family="text">
      <style:text-properties style:font-name="Arial" fo:font-size="8pt" fo:font-style="normal" style:font-size-asian="8pt" style:font-style-asian="normal" style:font-size-complex="8pt" style:font-style-complex="normal"/>
    </style:style>
    <style:style style:name="T25" style:family="text">
      <style:text-properties officeooo:rsid="000ac17d"/>
    </style:style>
    <style:style style:name="T26" style:family="text">
      <style:text-properties officeooo:rsid="0011d151"/>
    </style:style>
    <style:style style:name="T27" style:family="text">
      <style:text-properties fo:color="#ff3333" loext:opacity="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Mágia</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Nonprofit szabályrendszer a M* világához<text:line-break/>Ailtas, 2008</text:p>
      <text:p text:style-name="P25"/>
      <text:p text:style-name="P25"/>
      <text:p text:style-name="P2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19"/>
      <text:p text:style-name="P19"><text:s/><text:span text:style-name="T23">Creative Commons License</text:span></text:p>
      <text:p text:style-name="P42">Ezen dokumentum maga, továbbá részletei, vagy másolatai kizárólag a Creative Commons</text:p>
      <text:p text:style-name="P25"><text:a xlink:type="simple" xlink:href="http://creativecommons.org/licenses/by-nc-sa/2.5/hu/" text:style-name="Internet_20_link" text:visited-style-name="Visited_20_Internet_20_Link"><text:span text:style-name="T24">Nevezd meg!-Ne add el!-Így add tovább! 2.5 Magyarország</text:span></text:a></text:p>
      <text:p text:style-name="P18"><text:span text:style-name="T23">Licenc feltételeinek megfelelően használható fel</text:span>. </text:p>
      <text:p text:style-name="P24"/>
      <text:p text:style-name="Text_20_body"/>
      <text:table-of-content text:style-name="Sect1" text:protected="true" text:name="Tartalomjegyzék2">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2_Head">
            <text:p text:style-name="P2">Tartalomjegyzék</text:p>
          </text:index-title>
          <text:p text:style-name="P44">Alternatív ötletek (Mágia)<text:tab/>3</text:p>
          <text:p text:style-name="P46">Zóna - <text:s/>ALT_MÁGIA_#1. <text:tab/>3</text:p>
          <text:p text:style-name="P46">Zóna II. - <text:s/>ALT_MÁGIA_#2.<text:tab/>3</text:p>
          <text:p text:style-name="P44">TODO (kidolgozandók) (Mágia)<text:tab/>4</text:p>
          <text:p text:style-name="P46">Varázsló CÉ - TODO_MÁGIA_#6.<text:tab/>4</text:p>
          <text:p text:style-name="P46">Varázsló, pszí használó kezdeményezése <text:s/>- TODO_MÁGIA_#7.<text:tab/>4</text:p>
          <text:p text:style-name="P46">Ceremoniális mágiák - TODO_MÁGIA_#1.<text:tab/>4</text:p>
          <text:p text:style-name="P46">Idegen ceremoniális mágiák – TODO_MÁGIA_#6.<text:tab/>4</text:p>
          <text:p text:style-name="P46">Varázslatok időtartama - TODO_MÁGIA_#2.<text:tab/>5</text:p>
          <text:p text:style-name="P46">Drágakőmágia és Rúnamágia - TODO_MÁGIA_#3.<text:tab/>5</text:p>
          <text:p text:style-name="P46">Szeráfi mágiák – TODO_MÁGIA_#4.<text:tab/>5</text:p>
          <text:p text:style-name="P46">Babonák beépítése – TODO_MÁGIA_#8.<text:tab/>5</text:p>
          <text:p text:style-name="P46">Villámmágia - TODO_MÁGIA_#5.<text:tab/>6</text:p>
          <text:p text:style-name="P46">Vulgármágiához ötletek – TODO_MÁGIA_#5.<text:tab/>6</text:p>
          <text:p text:style-name="P44">Problémák (megoldandók) (MÁGIA)<text:tab/>7</text:p>
          <text:p text:style-name="P46">Kábulat ÉP-k gyógyulás papi gyógyítás hatására – PROB_MÁGIA_#1.<text:tab/>7</text:p>
          <text:p text:style-name="P44">Ötletek, alapkoncepció, sirámok fórumokból<text:tab/>8</text:p>
          <text:p text:style-name="P45">Régi rendszer hibái (Noro)<text:tab/>8</text:p>
          <text:p text:style-name="P45">Minimum IQ mágiatanuláshoz<text:tab/>8</text:p>
          <text:p text:style-name="P45">Boszorkánymesteri villámvarázs<text:tab/>8</text:p>
          <text:p text:style-name="P45">Mágia sebzése<text:tab/>8</text:p>
          <text:p text:style-name="P45">Fizikai ellenállás<text:tab/>9</text:p>
          <text:p text:style-name="P45">Varázslás kezdeményezése<text:tab/>9</text:p>
          <text:p text:style-name="P44">Mágia-tradíciók és mágiaiskolák<text:tab/>10</text:p>
          <text:p text:style-name="P44">Mágikus fortélyok<text:tab/>11</text:p>
          <text:p text:style-name="P44">Mágiarendszer szabályai<text:tab/>12</text:p>
          <text:p text:style-name="P44">Mágiaellenállás<text:tab/>13</text:p>
          <text:p text:style-name="P45">Asztrál, Mentál, Fizikai mágiaellenállás<text:tab/>13</text:p>
          <text:p text:style-name="P45">Ellenállások számítása<text:tab/>13</text:p>
          <text:p text:style-name="P44">Varázslat Átütése<text:tab/>14</text:p>
          <text:p text:style-name="P44">Varázslás ideje<text:tab/>14</text:p>
          <text:p text:style-name="P44">Mágikus fáradás<text:tab/>15</text:p>
          <text:p text:style-name="P44">Összhangok, ütközések<text:tab/>15</text:p>
          <text:p text:style-name="P45">Összhang – mágikus karma<text:tab/>15</text:p>
          <text:p text:style-name="P44">Mágikus fókuszok, emitterek<text:tab/>16</text:p>
          <text:p text:style-name="P45">Mágikus emitter<text:tab/>16</text:p>
          <text:p text:style-name="P43">Mágia tradíciók<text:tab/>18</text:p>
          <text:p text:style-name="P44">Magasmágia<text:tab/>19</text:p>
          <text:p text:style-name="P44">Papi mágia<text:tab/>20</text:p>
          <text:p text:style-name="P44">Vulgármágia<text:tab/>21</text:p>
          <text:p text:style-name="P45">Betegségmágia<text:tab/>21</text:p>
          <text:p text:style-name="P45">Szexuálmágia<text:tab/>21</text:p>
          <text:p text:style-name="P44">Bárdmágia<text:tab/>22</text:p>
          <text:p text:style-name="P45">Vakság<text:tab/>22</text:p>
          <text:p text:style-name="P44">Speciális mágia-tradíciók<text:tab/>23</text:p>
          <text:p text:style-name="P45">Quars, árnymágia<text:tab/>23</text:p>
        </text:index-body>
      </text:table-of-content>
      <text:p text:style-name="Text_20_body"/>
      <text:p text:style-name="Text_20_body"/>
      <text:h text:style-name="P51" text:outline-level="2">Alternatív ötletek (Mágia)</text:h>
      <text:p text:style-name="Text_20_body"/>
      <text:h text:style-name="Heading_20_4" text:outline-level="4">Zóna - <text:s/>ALT_MÁGIA_#1. </text:h>
      <text:list xml:id="list1446571845" text:style-name="L1">
        <text:list-item>
          <text:p text:style-name="P56">Ne elvágólagosan legyen 10m, hanem 10m után gyengüljön (gyengébben jöjjön létre a hatás.</text:p>
        </text:list-item>
        <text:list-item>
          <text:p text:style-name="P66">1m-10m: teljes E</text:p>
        </text:list-item>
        <text:list-item>
          <text:p text:style-name="P66">11m-20m: fél E</text:p>
        </text:list-item>
        <text:list-item>
          <text:p text:style-name="P66">20m-30m: negyed E</text:p>
        </text:list-item>
        <text:list-item>
          <text:p text:style-name="P66">31m-től: nem hozható létre</text:p>
        </text:list-item>
        <text:list-item>
          <text:p text:style-name="P56">Vagy ne is fix 10m legyen, hanem: 10 + kaszt szint <text:line-break/>(a karakter legmagasabb varázshasználó nevelt fortély szintje)</text:p>
        </text:list-item>
        <text:list-item>
          <text:p text:style-name="P56">Vagy: 10 + (szint * X), ahol X=1, de felvehető fortéllyal X növelhető.</text:p>
        </text:list-item>
        <text:list-item>
          <text:p text:style-name="P66">„Zóna kiterjesztés” fortély (többször is felvehető)<text:line-break/>Hatása: X=2 lesz. Tehát egy 7. szintű boszorkány zónája ezzel a fortéllyal: 10+(7x2)= 24m lesz.</text:p>
        </text:list-item>
      </text:list>
      <text:h text:style-name="Heading_20_4" text:outline-level="4">Zóna II. - <text:s/>ALT_MÁGIA_#2.</text:h>
      <text:p text:style-name="Text_20_body">Vagy inkább manáért kiterjeszthető legyen a hatótáv, de vegyen időt igénybe.</text:p>
      <table:table table:name="Zónakiterjesztés" table:style-name="Zónakiterjesztés">
        <table:table-column table:style-name="Zónakiterjesztés.A"/>
        <table:table-column table:style-name="Zónakiterjesztés.B"/>
        <table:table-row table:style-name="TableLine2669034913232">
          <table:table-cell table:style-name="Zónakiterjesztés.A1" office:value-type="string">
            <text:p text:style-name="_5b_RPG_5d__20_Táblázattartalom_20_1">Plusz táv</text:p>
          </table:table-cell>
          <table:table-cell table:style-name="Zónakiterjesztés.B1" office:value-type="string">
            <text:p text:style-name="_5b_RPG_5d__20_Táblázattartalom_20_1">Szükséges mana</text:p>
          </table:table-cell>
        </table:table-row>
        <table:table-row table:style-name="TableLine2669034910352">
          <table:table-cell table:style-name="Zónakiterjesztés.A5" office:value-type="string">
            <text:p text:style-name="_5b_RPG_5d__20_Táblázattartalom_20_1">+10m</text:p>
          </table:table-cell>
          <table:table-cell table:style-name="Zónakiterjesztés.B5" office:value-type="string">
            <text:p text:style-name="_5b_RPG_5d__20_Táblázattartalom_20_1">10MP</text:p>
          </table:table-cell>
        </table:table-row>
        <table:table-row table:style-name="TableLine2669034918992">
          <table:table-cell table:style-name="Zónakiterjesztés.A5" office:value-type="string">
            <text:p text:style-name="_5b_RPG_5d__20_Táblázattartalom_20_1">+20m</text:p>
          </table:table-cell>
          <table:table-cell table:style-name="Zónakiterjesztés.B5" office:value-type="string">
            <text:p text:style-name="_5b_RPG_5d__20_Táblázattartalom_20_1">15MP</text:p>
          </table:table-cell>
        </table:table-row>
        <table:table-row table:style-name="TableLine2669034914672">
          <table:table-cell table:style-name="Zónakiterjesztés.A5" office:value-type="string">
            <text:p text:style-name="_5b_RPG_5d__20_Táblázattartalom_20_1">+30m</text:p>
          </table:table-cell>
          <table:table-cell table:style-name="Zónakiterjesztés.B5" office:value-type="string">
            <text:p text:style-name="_5b_RPG_5d__20_Táblázattartalom_20_1">17MP</text:p>
          </table:table-cell>
        </table:table-row>
        <table:table-row table:style-name="TableLine2669034914384">
          <table:table-cell table:style-name="Zónakiterjesztés.A5" office:value-type="string">
            <text:p text:style-name="_5b_RPG_5d__20_Táblázattartalom_20_1">+100</text:p>
          </table:table-cell>
          <table:table-cell table:style-name="Zónakiterjesztés.B5" office:value-type="string">
            <text:p text:style-name="_5b_RPG_5d__20_Táblázattartalom_20_1">30MP</text:p>
          </table:table-cell>
        </table:table-row>
      </table:table>
      <text:p text:style-name="Text_20_body"/>
      <text:p text:style-name="P20">Vagy:</text:p>
      <text:p text:style-name="Text_20_body">Célszámok a távolságokra, képzettségpróba-szerűség. Csak mire dobjunk??</text:p>
      <table:table table:name="Távolság_célszámok" table:style-name="Távolság_5f_célszámok">
        <table:table-column table:style-name="Távolság_5f_célszámok.A"/>
        <table:table-column table:style-name="Távolság_5f_célszámok.B"/>
        <table:table-row table:style-name="TableLine2669034921296">
          <table:table-cell table:style-name="Távolság_5f_célszámok.A1" office:value-type="string">
            <text:p text:style-name="_5b_RPG_5d__20_Táblázattartalom_20_1">Táv</text:p>
          </table:table-cell>
          <table:table-cell table:style-name="Távolság_5f_célszámok.B1" office:value-type="string">
            <text:p text:style-name="_5b_RPG_5d__20_Táblázattartalom_20_1">Célszám</text:p>
          </table:table-cell>
        </table:table-row>
        <table:table-row table:style-name="TableLine2669034914960">
          <table:table-cell table:style-name="Távolság_5f_célszámok.A2" office:value-type="string">
            <text:p text:style-name="_5b_RPG_5d__20_Táblázattartalom_20_1">1-5m</text:p>
          </table:table-cell>
          <table:table-cell table:style-name="Távolság_5f_célszámok.B2" office:value-type="string">
            <text:p text:style-name="_5b_RPG_5d__20_Táblázattartalom_20_1">6</text:p>
          </table:table-cell>
        </table:table-row>
        <table:table-row table:style-name="TableLine2669034916112">
          <table:table-cell table:style-name="Távolság_5f_célszámok.A2" office:value-type="string">
            <text:p text:style-name="_5b_RPG_5d__20_Táblázattartalom_20_1">6-10m</text:p>
          </table:table-cell>
          <table:table-cell table:style-name="Távolság_5f_célszámok.B2" office:value-type="string">
            <text:p text:style-name="_5b_RPG_5d__20_Táblázattartalom_20_1">9</text:p>
          </table:table-cell>
        </table:table-row>
        <table:table-row table:style-name="TableLine2669034915536">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2</text:p>
          </table:table-cell>
        </table:table-row>
        <table:table-row table:style-name="TableLine2669034912944">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5</text:p>
          </table:table-cell>
        </table:table-row>
        <table:table-row table:style-name="TableLine2669034921584">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8</text:p>
          </table:table-cell>
        </table:table-row>
        <table:table-row table:style-name="TableLine2669034911792">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21</text:p>
          </table:table-cell>
        </table:table-row>
      </table:table>
      <text:p text:style-name="Text_20_body"/>
      <text:h text:style-name="P51" text:outline-level="2">TODO (kidolgozandók) (Mágia)</text:h>
      <text:h text:style-name="Heading_20_4" text:outline-level="4">Manafelvonás, felhúzás – TODO_MÁGIA_#11.</text:h>
      <text:p text:style-name="Text_20_body">Varázslás előtt „felhúzza” a manát, így gyorsabban varázsolhat (de csak azt, amit meghatározott..?)</text:p>
      <text:p text:style-name="P48">Egyéb hátrány: „szivárgás”. <text:s/>Minden tétlenül töltött kör végén a felvont mana 1/10-e (<text:span text:style-name="T27">??</text:span>) elszivárog.</text:p>
      <text:p text:style-name="Text_20_body"/>
      <text:h text:style-name="P52" text:outline-level="4"><text:span text:style-name="T13">Varázsló, pszí használó kezdeményezése</text:span> <text:s/><text:span text:style-name="_5b_RPG_5d__20_Kiemelt_20_kifejezés"><text:span text:style-name="T6">- TODO_MÁGIA_#7.</text:span></text:span></text:h>
      <text:p text:style-name="P28">Harcoló ellenféllel szemben. Számít a távolság, az ellenfél sebessége, és a varázslás hossza!</text:p>
      <text:p text:style-name="P5"><text:span text:style-name="_5b_RPG_5d__20_Kiemelt_20_kifejezés"><text:span text:style-name="T8">Kellene a haladási sebesség.</text:span></text:span></text:p>
      <text:p text:style-name="P5"><text:span text:style-name="_5b_RPG_5d__20_Kiemelt_20_kifejezés"><text:span text:style-name="T8">Vagy a varázslatoknak nem hossza, hanem KÉ-je lesz talán...</text:span></text:span></text:p>
      <text:p text:style-name="P5"><text:span text:style-name="_5b_RPG_5d__20_Kiemelt_20_kifejezés"><text:span text:style-name="T7"/></text:span></text:p>
      <text:p text:style-name="Text_20_body"/>
      <text:h text:style-name="Heading_20_4" text:outline-level="4">Ceremoniális mágiák - TODO_MÁGIA_#1.</text:h>
      <text:p text:style-name="Text_20_body">Kidolgozni őket és több misztikumot, bizonytalanságot bele.</text:p>
      <text:p text:style-name="Text_20_body">Pár alapkoncepció:</text:p>
      <text:list xml:id="list3904967449" text:style-name="L3">
        <text:list-item>
          <text:p text:style-name="P68">Más varázshasználó (vagy csak az azonos mágia tradíciót tanult?) beleadhassa manapontjait, HA ismeri az „átadó” formulát.</text:p>
        </text:list-item>
        <text:list-item>
          <text:p text:style-name="P68">Esetleg együttállások (bár az olyan Codexes)</text:p>
        </text:list-item>
        <text:list-item>
          <text:p text:style-name="P68">Varázsatok „megkötése”, tárgyba foglalása</text:p>
        </text:list-item>
        <text:list-item>
          <text:p text:style-name="P68">M*-os könyvekből ötleteket átemelni a játékba (varázslatok, hangulati elemek)</text:p>
        </text:list-item>
      </text:list>
      <text:p text:style-name="Text_20_body"/>
      <text:h text:style-name="Heading_20_4" text:outline-level="4">Idegen ceremoniális mágiák – TODO_MÁGIA_#6.</text:h>
      <text:p text:style-name="Text_20_body">Legyenek egyedi nagy varázslatok, amelyeknek csomó követelménye van és nem „szabványosak”. Pl Crantai varázslatok, a fenti Ceremoniális mágiák, stb.</text:p>
      <text:p text:style-name="Text_20_body">Olyanok, amelyeket alapból nem ismer a varázshasználó, hiába ismer egy hasonló irányultságú mágiaiskolát.</text:p>
      <text:p text:style-name="Text_20_body">Kérdés, hogy hogyan alkalmazhasson, más mágiákat.</text:p>
      <text:h text:style-name="P53" text:outline-level="4">Varázslatok időtartama - TODO_MÁGIA_#2.</text:h>
      <text:p text:style-name="Text_20_body">Valamilyen reform kéne a mostani helyett, mert az elég béna.</text:p>
      <text:p text:style-name="Text_20_body"/>
      <text:h text:style-name="Heading_20_4" text:outline-level="4">Drágakőmágia és Rúnamágia - TODO_MÁGIA_#3.</text:h>
      <text:p text:style-name="Text_20_body">Drágakőmágia és Rúnamágia külön mágiaiskola lesz, képzettségként megszűnnek.</text:p>
      <text:p text:style-name="Text_20_body"/>
      <text:h text:style-name="Heading_20_4" text:outline-level="4">Szeráfi mágiák – TODO_MÁGIA_#4.</text:h>
      <text:list xml:id="list34477617" text:style-name="L4">
        <text:list-item>
          <text:p text:style-name="P58">Sok követelménye legyen</text:p>
        </text:list-item>
        <text:list-item>
          <text:p text:style-name="P58">Hangulatilag illeszkedjen a világba</text:p>
        </text:list-item>
        <text:list-item>
          <text:p text:style-name="P58">Ne adjon túl sok tápot</text:p>
        </text:list-item>
        <text:list-item>
          <text:p text:style-name="P58">Ne adjon átfogó mágikus hatalmat, csak egy konkrét körű mágikus hatást/hatásokat.</text:p>
        </text:list-item>
        <text:list-item>
          <text:p text:style-name="P58">Magas szinten erősebb kapocs az „Adományozóval”</text:p>
        </text:list-item>
        <text:list-item>
          <text:p text:style-name="P69">Esetleges testi elváltozások</text:p>
        </text:list-item>
        <text:list-item>
          <text:p text:style-name="P69">Avatár előtti állapot</text:p>
        </text:list-item>
        <text:list-item>
          <text:p text:style-name="P69">Avatár</text:p>
        </text:list-item>
        <text:list-item>
          <text:p text:style-name="P70">Nagyon kevés szabály, inkább hangulati festés</text:p>
        </text:list-item>
      </text:list>
      <text:p text:style-name="P5"/>
      <text:h text:style-name="Heading_20_4" text:outline-level="4">Babonák beépítése – TODO_MÁGIA_#8.</text:h>
      <text:list xml:id="list4002172376" text:style-name="L5">
        <text:list-item>
          <text:p text:style-name="P71">Pl. víz felett rossz aludni, stb</text:p>
        </text:list-item>
      </text:list>
      <text:p text:style-name="Text_20_body"/>
      <text:h text:style-name="P53" text:outline-level="4">Villámmágia - TODO_MÁGIA_#5.</text:h>
      <text:p text:style-name="Text_20_body">Villámot kontrollálni is tudni kell.</text:p>
      <text:p text:style-name="Text_20_body">Sokkal randomabb legyen a sebzés (ez már ÉP!!)</text:p>
      <text:list xml:id="list1964428417" text:style-name="L6">
        <text:list-item>
          <text:p text:style-name="P72">Nem villámmester: SP/X ÉP.</text:p>
        </text:list-item>
        <text:list-item>
          <text:p text:style-name="P72">Villámmester: SP/Y ÉP</text:p>
        </text:list-item>
      </text:list>
      <text:p text:style-name="Text_20_body">ahol Y&lt;X</text:p>
      <text:p text:style-name="Text_20_body">Most nem sebezhet ÉP-t a villám. Ez hülyeség.</text:p>
      <text:p text:style-name="P5"/>
      <text:list xml:id="list1493639459" text:style-name="L7">
        <text:list-item>
          <text:p text:style-name="P59">Villámmester</text:p>
        </text:list-item>
        <text:list-item>
          <text:p text:style-name="P73"><text:span text:style-name="T2">Belső</text:span> iskola szerűség (fortély). Követelménye: Villámmágia: 9. (vagy 12?) szint</text:p>
        </text:list-item>
        <text:list-item>
          <text:p text:style-name="P73">legyenek villámrúnák, amik felrajzolhatóak (kézre, testre, tárgyra(?))</text:p>
        </text:list-item>
      </text:list>
      <text:p text:style-name="P5"/>
      <text:list xml:id="list2914212075" text:style-name="L8">
        <text:list-item>
          <text:p text:style-name="P74">Villám lövés után ózon szag terjenghet a varázsló körül. Esetleg ha magas szintű, akkor folyamatosan.</text:p>
        </text:list-item>
      </text:list>
      <text:p text:style-name="P5"/>
      <text:h text:style-name="Heading_20_4" text:outline-level="4">Vulgármágiához ötletek – TODO_MÁGIA_#10.</text:h>
      <text:list xml:id="list591795690" text:style-name="L9">
        <text:list-item>
          <text:p text:style-name="P75">Esetleg lehessen csak 1-1 varázslatot megtanulni Spec. képzettségként?</text:p>
        </text:list-item>
        <text:list-item>
          <text:p text:style-name="P75">Vagy 3db-os „csomagot” 1 spec. képzettségért.</text:p>
        </text:list-item>
        <text:list-item>
          <text:p text:style-name="P76">hátránya: </text:p>
        </text:list-item>
        <text:list-item>
          <text:p text:style-name="P77">kiválogatja magának az ütős brutál varázslatokat „ócsóér'”</text:p>
        </text:list-item>
        <text:list-item>
          <text:p text:style-name="P77">többen ismerik a mágiát.. (bár a Vulgármágia Nevelt fortély és a MP vásárlás visszatartó erő lehet)</text:p>
        </text:list-item>
        <text:list-item>
          <text:p text:style-name="P76">előnye: színesebb karakterek</text:p>
        </text:list-item>
      </text:list>
      <text:h text:style-name="P54" text:outline-level="4"><text:span text:style-name="T25">Több célpont </text:span>– TODO_MÁGIA_#1<text:span text:style-name="T25">2</text:span>.</text:h>
      <text:p text:style-name="P16">Összpontosítás próba.</text:p>
      <text:list xml:id="list1787086461" text:style-name="L10">
        <text:list-item>
          <text:p text:style-name="P78"><text:span text:style-name="T25">Külön Képesség felvehető (3 fok): </text:span><text:span text:style-name="T3">Kiterjesztett varázslás </text:span><text:span text:style-name="T4">- [mágiatípus]</text:span></text:p>
        </text:list-item>
        <text:list-item>
          <text:p text:style-name="P80">+2 pont fokonként a próbára a 2. fokig</text:p>
        </text:list-item>
        <text:list-item>
          <text:p text:style-name="P79"><text:span text:style-name="T25">3.fok: azokra is tud hatni, akiket nem lát és elvétik a mentőt </text:span><text:span text:style-name="T15">X</text:span><text:span text:style-name="T25"> ellen</text:span></text:p>
        </text:list-item>
        <text:list-item>
          <text:p text:style-name="P81">A nehézség attól függ, hány plusz célra tud hatni</text:p>
        </text:list-item>
      </text:list>
      <text:p text:style-name="P17"/>
      <text:h text:style-name="P55" text:outline-level="4"><text:span text:style-name="T25">Hatás létrejöttének helye </text:span>– TODO_MÁGIA_#1<text:span text:style-name="T26">3</text:span>.</text:h>
      <text:p text:style-name="P49">Pl. ha a tűzgolyót az ellenfél arcában hozom létre, akkor mi értelme lődözni/irányítani?</text:p>
      <text:p text:style-name="P49">Megoldás: a fizikai távolság a létrehozásnál okozzon</text:p>
      <text:list xml:id="list1940507646" text:style-name="L11">
        <text:list-item>
          <text:p text:style-name="P82">nehézség növekedést?</text:p>
        </text:list-item>
        <text:list-item>
          <text:p text:style-name="P82">plusz manaigényt?</text:p>
        </text:list-item>
      </text:list>
      <text:p text:style-name="P47"/>
      <text:h text:style-name="P51" text:outline-level="2">Problémák (megoldandók) (MÁGIA)</text:h>
      <text:h text:style-name="Heading_20_4" text:outline-level="4"><text:span text:style-name="_5b_RPG_5d__20_Kiemelt_20_kifejezés"><text:span text:style-name="T11">Kábulat ÉP-k gyógyulás papi gyógyítás hatására – PROB_MÁGIA_#1.</text:span></text:span></text:h>
      <text:p text:style-name="Text_20_body"><text:span text:style-name="_5b_RPG_5d__20_Kiemelt_20_kifejezés"><text:span text:style-name="T10">A KT-k elmúljanak a Papi gyógyítás hatására, vagy ne?</text:span></text:span></text:p>
      <text:p text:style-name="Text_20_body"/>
      <text:h text:style-name="P51" text:outline-level="2">Ötletek, alapkoncepció, sirámok fórumokból</text:h>
      <text:h text:style-name="Heading_20_3" text:outline-level="3">Régi rendszer hibái (Noro)</text:h>
      <text:p text:style-name="Text_20_body">„...alapvetően a mozaikos mágiarendszer erősen rossz volt. Soroljam? </text:p>
      <text:list xml:id="list1292361707" text:style-name="L12">
        <text:list-item>
          <text:p text:style-name="P83">Tömegfüggő anyagmágia</text:p>
        </text:list-item>
        <text:list-item>
          <text:p text:style-name="P83">használhatatlanul lassan létrehozható időmágia</text:p>
        </text:list-item>
        <text:list-item>
          <text:p text:style-name="P83">mágiaérzékelés, -semlegesítés</text:p>
        </text:list-item>
        <text:list-item>
          <text:p text:style-name="P83">összezagyvált nekromancia és idézőmágia, </text:p>
        </text:list-item>
        <text:list-item>
          <text:p text:style-name="P83">alapvető elemek (pl fénymágia) hiánya... „</text:p>
        </text:list-item>
      </text:list>
      <text:p text:style-name="Text_20_body"/>
      <text:p text:style-name="P27">Ötlet: elvi kategóriák</text:p>
      <text:list xml:id="list887236424" text:style-name="L13">
        <text:list-item>
          <text:p text:style-name="P84">aprócska</text:p>
        </text:list-item>
        <text:list-item>
          <text:p text:style-name="P84">átlagos</text:p>
        </text:list-item>
        <text:list-item>
          <text:p text:style-name="P84">masszív</text:p>
        </text:list-item>
        <text:list-item>
          <text:p text:style-name="P84">monumentális</text:p>
        </text:list-item>
        <text:list-item>
          <text:p text:style-name="P85">???</text:p>
        </text:list-item>
      </text:list>
      <text:p text:style-name="P27"/>
      <text:h text:style-name="Heading_20_3" text:outline-level="3">Minimum IQ mágiatanuláshoz</text:h>
      <text:p text:style-name="Text_20_body">Minimum Intelligencia szükséges a Tapasztalati és a magas mágiához.</text:p>
      <text:p text:style-name="Text_20_body">Mekkora? Tapasztalatihoz: +1, Magas mágiához: +2, vagy +3</text:p>
      <text:h text:style-name="Heading_20_3" text:outline-level="3">Boszorkánymesteri villámvarázs</text:h>
      <text:p text:style-name="Text_20_body">Villámvarázs</text:p>
      <text:list xml:id="list3209595084" text:style-name="L14">
        <text:list-item>
          <text:p text:style-name="P86">Van egy konkrét nehézsége (Villámmágia iskola képzettséggel szemben)</text:p>
        </text:list-item>
        <text:list-item>
          <text:p text:style-name="P86">Forduló: +2 nehézség fordulónként</text:p>
        </text:list-item>
        <text:list-item>
          <text:p text:style-name="P86">Visszaverődő: ???</text:p>
        </text:list-item>
        <text:list-item>
          <text:p text:style-name="P86">CÉ növelés: +2 nehézség / +10CÉ</text:p>
        </text:list-item>
      </text:list>
      <text:p text:style-name="Text_20_body">Kérdés: ha nem biztos tudásból megy, hanem dobható próba, akkor melyik tulajdonsággal?</text:p>
      <text:h text:style-name="Heading_20_3" text:outline-level="3">Mágia sebzése</text:h>
      <text:p text:style-name="P30">Noro:</text:p>
      <text:p text:style-name="P29">Van egy olyan érzésem, hogy sebző mágiáról beszélsz, mert egyébként nem tudom értelmezni :(<text:line-break/>Lépjünk túl azon, hogy a sebző mágia gyengesége legfeljebb egy tűzvarit tud valamelyest félreállítani :), és nézzük a játéktechnikát: bár emlékeim szerint nem működött valami jól, d20-ban volt valami szabály a sebző mágia túlütésére (E+d20-al kellett talán a fizikai mentőt túlütni?). Kell egy ilyen szabály, csak a változatosság kedvéért működjön jól. Másik szempont a területre ható mágia. Nem mindegy, hogy ugyanaz az E (és Sp) egy tűznyíllal hat rád, vagy egy <text:soft-page-break/>falon, kitörésben esetleg faramucibb (de nagyméretű) formázásban. Itt ugyanis a valóságos sebzés többszöröse az előzőnek, azonos E esetén. Erre én azt mondom, hogy vagy többszörözni kell az Fp-t, vagy erősíteni kell az Fp/Ép átváltást (pld kitörésnél minden 4 Fp után 1 Ép teljesen jogos. Falon átmászva mondjuk 1/10 az átváltás. a tűznyíl, tűzkard pedig csak túlütéssel sebezhet Ép-t)<text:line-break/>Ui: és persze a villámok is sebezhetnek Ép-t. szvsz képtelenség lenne bármi mást feltételezni </text:p>
      <text:h text:style-name="Heading_20_3" text:outline-level="3">Fizikai ellenállás</text:h>
      <text:p text:style-name="P30">Noro:</text:p>
      <text:p text:style-name="P29">Ha már felmerült, én itt bevezetnék egy harmadik ME-t, a fizikait. Ami arról szólna, hogy a személyes aura milyen erős (tehát nem végtelen!), milyen eséllyel tudja megakadályozni az átváltoztató-varázslatok létrejöttét. </text:p>
      <text:p text:style-name="P30">Saga Jr:</text:p>
      <text:p text:style-name="P29">Eddig az ilyesmikhez vagy beleegyezés kellett, vagy lélekaltatás (AME és MME legyűrése). Ezért teljesen felesleges egy újabb ME-t bevezetni. <text:line-break/>Egyszerűbb lenne az egész személyes aurás baromságot a kukába dobni és két mondatta elintézni a problemákat amik az esetelges átalakítósdi vagy testbe/testen manipulálósdi során felmerülnének (élőlényekbe és mágikus kreatúrákba/tárgyakba nem lehet manipulálni csak ha az illető beleegyezését adja azt csókolom). <text:line-break/>A mindenféle más személyen lévő tárgybuzerálós varázslatokat meg egyszerűen meg kell drágítani és nem lesz "egyensúlyborogatás". <text:line-break/>Legalábbis szerintem ez normálisabb megoldás mint az egész aurás dolog (mi van benne, mi nincs, mikor védett a tárgy mikor nem, mennyi idő múlva lesz része az aurának, melyik varázslatokat nem érdekli, a többit miért zavarja, stb.). </text:p>
      <text:p text:style-name="P29"/>
      <text:h text:style-name="Heading_20_3" text:outline-level="3">Varázslás kezdeményezése</text:h>
      <text:p text:style-name="P29"><text:a xlink:type="simple" xlink:href="http://www.akonyvesbolt.com/forum/index.php?PHPSESSID=654618e576cecf906b2eb05629d2d7aa&amp;action=profile;u=140" text:style-name="Internet_20_link" text:visited-style-name="Visited_20_Internet_20_Link"><text:span text:style-name="T1">SaGa Jr</text:span></text:a> :</text:p>
      <text:p text:style-name="P29">Engem csak a varázslatokkal való kezdeményezési sorrend hiánya zavart eddig nagyon a harcban. Nincs konkretizálva, hogy mikor kezdi el a varázslatát a mágiahasználó és az mikor jön létre (melyik kezdeményezési értéken). Erre nem tért ki a könyv, csak szegmensekre. <text:line-break/>Pedig nem egy kihagyható dolog, mivel a varázslásba elvileg be lehet zavarni, elő lehetne készíteni ellenvarázslatot és lenne értelme végre a varázslatfelismerést elősegítő képzettségeknek. Plusz anno az első évfolyam egyik Rúnájának magisztériumában (I/6 10. oldal) benne volt, hogy az éppen varázslatát létrehozó karaktert mindenki annyiszor megcsaphatja, ahányadik szintű. Nade mikor és hogyan, ha egyszer nem tisztázott, meddig tart a varázslat létrehozása, mikor kezdődik, mikor ér véget és mikor jön létre a hatás?<text:line-break/><text:line-break/>Erre eddig csak annyit tudtunk kiötleni, hogy mikor a varázsolni kívánó személy kezdeményezése elérkezik, akkor elkezdi a varázslatát. Maga a varázslat pedig (ha kevesebb 1 körnél) később jön létre abban a körbenmikor elkezdte. Egészen pontosan mágiahasználó Ké értéke mínusz ahány szegmenses a varázslat létrehozási ideje (például jön egy boszmester 35-ös kezdeménynél és elmond egy rontást ami 5 szegmens míg létrejön, akkor a varázslat maga majd 30-as kezdeményezési értéknél jön létre; aki ennél hamarabb üthet vagy több támadása van amiből még nem adott le mindent, az bezavarhat a mágiahasználónak - nem kunszt hisz varázsol, nem védekezik). Aki eközben meg tudja csapni az belezavarhat a varázslás folyamatába, megakadályozhatja annak létrejöttét. Így lenne értelme a tartalékolt íjászoknak és tőrvetőknek. </text:p>
      <text:p text:style-name="P29"/>
      <text:h text:style-name="P51" text:outline-level="2">Mágia-tradíciók és mágiaiskolák</text:h>
      <table:table table:name="Tábla6" table:style-name="Tábla6">
        <table:table-column table:style-name="Tábla6.A"/>
        <table:table-column table:style-name="Tábla6.B"/>
        <table:table-column table:style-name="Tábla6.C"/>
        <table:table-column table:style-name="Tábla6.D"/>
        <table:table-column table:style-name="Tábla6.E"/>
        <table:table-column table:style-name="Tábla6.F"/>
        <table:table-row table:style-name="TableLine2669034921872">
          <table:table-cell table:style-name="Tábla6.A1" office:value-type="string">
            <text:p text:style-name="_5b_RPG_5d__20_Táblázatfejléc"/>
          </table:table-cell>
          <table:table-cell table:style-name="Tábla6.A1" table:number-columns-spanned="2" office:value-type="string">
            <text:p text:style-name="_5b_RPG_5d__20_Táblázatfejléc">Mágikus tradíció</text:p>
          </table:table-cell>
          <table:covered-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F1" office:value-type="string">
            <text:p text:style-name="_5b_RPG_5d__20_Táblázatfejléc">Hatás, megjegyzés</text:p>
          </table:table-cell>
        </table:table-row>
        <table:table-row table:style-name="TableLine2669034923024">
          <table:table-cell table:style-name="Tábla6.A2" office:value-type="string">
            <text:p text:style-name="P31"/>
          </table:table-cell>
          <table:table-cell table:style-name="Tábla6.A2" table:number-columns-spanned="2" office:value-type="string">
            <text:p text:style-name="P32">Magasmágia</text:p>
          </table:table-cell>
          <table:covered-table-cell/>
          <table:table-cell table:style-name="Tábla6.A2" office:value-type="string">
            <text:p text:style-name="P33">50KP</text:p>
          </table:table-cell>
          <table:table-cell table:style-name="Tábla6.E2" table:number-columns-spanned="2" office:value-type="string">
            <text:p text:style-name="P34"/>
          </table:table-cell>
          <table:covered-table-cell/>
        </table:table-row>
        <table:table-row table:style-name="TableLine2669034909488">
          <table:table-cell table:style-name="Tábla6.A2" office:value-type="string">
            <text:p text:style-name="P31"/>
          </table:table-cell>
          <table:table-cell table:style-name="Tábla6.A2" office:value-type="string">
            <text:p text:style-name="P32"/>
          </table:table-cell>
          <table:table-cell table:style-name="Tábla6.A2" table:number-columns-spanned="2" office:value-type="string">
            <text:p text:style-name="P37">Kyr Mozaikmágia</text:p>
          </table:table-cell>
          <table:covered-table-cell/>
          <table:table-cell table:style-name="Tábla6.A2" office:value-type="string">
            <text:p text:style-name="P34">„Kiválasztott” háttér fortély</text:p>
            <text:p text:style-name="P34">Intelligencia: +2</text:p>
            <text:p text:style-name="P34">Pszí – 1.fok</text:p>
          </table:table-cell>
          <table:table-cell table:style-name="Tábla6.E2" office:value-type="string">
            <text:p text:style-name="P34">Csak 1. szinten vehető fel.</text:p>
            <text:p text:style-name="P34">Magában foglalja az Energiagyűjtés diszciplínákat (ingyen).</text:p>
          </table:table-cell>
        </table:table-row>
        <table:table-row table:style-name="TableLine2669039151808">
          <table:table-cell table:style-name="Tábla6.A2" office:value-type="string">
            <text:p text:style-name="P31"/>
          </table:table-cell>
          <table:table-cell table:style-name="Tábla6.A2" office:value-type="string">
            <text:p text:style-name="P32"/>
          </table:table-cell>
          <table:table-cell table:style-name="Tábla6.A2" table:number-columns-spanned="2" office:value-type="string">
            <text:p text:style-name="P37">Godoni hagyomány</text:p>
          </table:table-cell>
          <table:covered-table-cell/>
          <table:table-cell table:style-name="Tábla6.A2" office:value-type="string">
            <text:p text:style-name="P34"/>
          </table:table-cell>
          <table:table-cell table:style-name="Tábla6.E2" office:value-type="string">
            <text:p text:style-name="P34"/>
          </table:table-cell>
        </table:table-row>
        <table:table-row table:style-name="TableLine2669039147200">
          <table:table-cell table:style-name="Tábla6.A2" office:value-type="string">
            <text:p text:style-name="P31"/>
          </table:table-cell>
          <table:table-cell table:style-name="Tábla6.A2" table:number-columns-spanned="2" office:value-type="string">
            <text:p text:style-name="P32">Vulgármágia</text:p>
          </table:table-cell>
          <table:covered-table-cell/>
          <table:table-cell table:style-name="Tábla6.A2" office:value-type="string">
            <text:p text:style-name="P33">50KP</text:p>
          </table:table-cell>
          <table:table-cell table:style-name="Tábla6.A2" office:value-type="string">
            <text:p text:style-name="P35">„Fogékony” háttér fortély</text:p>
            <text:p text:style-name="P35">(2x fizessen?)</text:p>
            <text:p text:style-name="P34">Önuralom: +2</text:p>
          </table:table-cell>
          <table:table-cell table:style-name="Tábla6.E2" office:value-type="string">
            <text:list xml:id="list922884473" text:style-name="L15">
              <text:list-item>
                <text:p text:style-name="P116">boszorkány, boszorkánymester, „kommersz” tapasztalati mágiahasználók</text:p>
              </text:list-item>
              <text:list-item>
                <text:p text:style-name="P116">Árnymágia</text:p>
              </text:list-item>
              <text:list-item>
                <text:p text:style-name="P116">Néhány iskolának nemi követelményei vannak</text:p>
              </text:list-item>
            </text:list>
            <text:p text:style-name="P34"/>
            <text:p text:style-name="P34">Manavisszanyerés: hatalom italával</text:p>
          </table:table-cell>
        </table:table-row>
        <table:table-row table:style-name="TableLine2669039147488">
          <table:table-cell table:style-name="Tábla6.A2" office:value-type="string">
            <text:p text:style-name="P31"/>
          </table:table-cell>
          <table:table-cell table:style-name="Tábla6.A2" table:number-columns-spanned="2" office:value-type="string">
            <text:p text:style-name="P32">Godoni eredetű Tűzmágia</text:p>
          </table:table-cell>
          <table:covered-table-cell/>
          <table:table-cell table:style-name="Tábla6.A2" office:value-type="string">
            <text:p text:style-name="P33">50KP</text:p>
          </table:table-cell>
          <table:table-cell table:style-name="Tábla6.A2" office:value-type="string">
            <text:p text:style-name="P35">„Fogékony” háttér fortély</text:p>
            <text:p text:style-name="P35">(2x fizessen?)</text:p>
            <text:p text:style-name="P34">Emlékezet: +1</text:p>
            <text:p text:style-name="P34">Intelligencia: +1</text:p>
          </table:table-cell>
          <table:table-cell table:style-name="Tábla6.E2" office:value-type="string">
            <text:p text:style-name="P34">Manavisszanyerés: <text:span text:style-name="T14">TODO</text:span></text:p>
          </table:table-cell>
        </table:table-row>
        <table:table-row table:style-name="TableLine2669039152960">
          <table:table-cell table:style-name="Tábla6.A2" office:value-type="string">
            <text:p text:style-name="P31"/>
          </table:table-cell>
          <table:table-cell table:style-name="Tábla6.A2" table:number-columns-spanned="2" office:value-type="string">
            <text:p text:style-name="P32">Bárdmágia</text:p>
            <text:p text:style-name="P38">bár ez eléggé kilóg..</text:p>
          </table:table-cell>
          <table:covered-table-cell/>
          <table:table-cell table:style-name="Tábla6.A2" office:value-type="string">
            <text:p text:style-name="P33">50KP</text:p>
          </table:table-cell>
          <table:table-cell table:style-name="Tábla6.A2" office:value-type="string">
            <text:p text:style-name="P34">Zene – spec. hangszer (4.szint)</text:p>
            <text:p text:style-name="P34">Ének – 4.szint</text:p>
            <text:p text:style-name="P34">Fogékonyság: +1</text:p>
          </table:table-cell>
          <table:table-cell table:style-name="Tábla6.E2" office:value-type="string">
            <text:p text:style-name="P36">elvileg ez is tapasztalati mágia, de nem lenne jó betolni a Vulgármágia alá...</text:p>
            <text:p text:style-name="P34">Manavisszanyerés: csillagokból, a mágikus összhangzat megszólaltatásával.</text:p>
          </table:table-cell>
        </table:table-row>
        <table:table-row table:style-name="TableLine2669039148640">
          <table:table-cell table:style-name="Tábla6.A2" office:value-type="string">
            <text:p text:style-name="P31"/>
          </table:table-cell>
          <table:table-cell table:style-name="Tábla6.A2" table:number-columns-spanned="2" office:value-type="string">
            <text:p text:style-name="P32">Sámánmágia</text:p>
          </table:table-cell>
          <table:covered-table-cell/>
          <table:table-cell table:style-name="Tábla6.A2" office:value-type="string">
            <text:p text:style-name="P33">50KP</text:p>
          </table:table-cell>
          <table:table-cell table:style-name="Tábla6.E8" office:value-type="string">
            <text:p text:style-name="P34"/>
          </table:table-cell>
          <table:table-cell table:style-name="Tábla6.E2" office:value-type="string">
            <text:p text:style-name="P35">Csak 1. szinten vehető fel?</text:p>
          </table:table-cell>
        </table:table-row>
        <table:table-row table:style-name="TableLine2669039152096">
          <table:table-cell table:style-name="Tábla6.A2" office:value-type="string">
            <text:p text:style-name="P31"/>
          </table:table-cell>
          <table:table-cell table:style-name="Tábla6.A2" table:number-columns-spanned="2" office:value-type="string">
            <text:p text:style-name="P32">Énekmondói mágia</text:p>
          </table:table-cell>
          <table:covered-table-cell/>
          <table:table-cell table:style-name="Tábla6.A2" office:value-type="string">
            <text:p text:style-name="P33">50 KP</text:p>
          </table:table-cell>
          <table:table-cell table:style-name="Tábla6.A2" office:value-type="string">
            <text:p text:style-name="P34">Ork származás</text:p>
            <text:p text:style-name="P35">todo</text:p>
          </table:table-cell>
          <table:table-cell table:style-name="Tábla6.E2" office:value-type="string">
            <text:p text:style-name="P35"/>
          </table:table-cell>
        </table:table-row>
        <table:table-row table:style-name="TableLine2669039152384">
          <table:table-cell table:style-name="Tábla6.A2" office:value-type="string">
            <text:p text:style-name="P31"/>
          </table:table-cell>
          <table:table-cell table:style-name="Tábla6.A2" table:number-columns-spanned="2" office:value-type="string">
            <text:p text:style-name="P32">Rituálé</text:p>
          </table:table-cell>
          <table:covered-table-cell/>
          <table:table-cell table:style-name="Tábla6.A2" office:value-type="string">
            <text:p text:style-name="P33"/>
          </table:table-cell>
          <table:table-cell table:style-name="Tábla6.A2" office:value-type="string">
            <text:p text:style-name="P35">TODO</text:p>
          </table:table-cell>
          <table:table-cell table:style-name="Tábla6.E2" office:value-type="string">
            <text:p text:style-name="P36">(Attila ötlete)</text:p>
            <text:p text:style-name="P36">erős, de nagyon lassú és bonyolult. Konkrét alkalmazási területe van.</text:p>
          </table:table-cell>
        </table:table-row>
      </table:table>
      <text:p text:style-name="P39"/>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row table:style-name="TableLine2669039146624">
          <table:table-cell table:style-name="Táblázat3.A1" table:number-columns-spanned="5" office:value-type="string">
            <text:p text:style-name="_5b_RPG_5d__20_Táblázattartalom_20_1">Titkos tradíciók</text:p>
          </table:table-cell>
          <table:covered-table-cell/>
          <table:covered-table-cell/>
          <table:covered-table-cell/>
          <table:covered-table-cell/>
        </table:table-row>
        <table:table-row table:style-name="TableLine2669039148352">
          <table:table-cell table:style-name="Táblázat3.A2" office:value-type="string">
            <text:p text:style-name="P31"/>
          </table:table-cell>
          <table:table-cell table:style-name="Táblázat3.A2" office:value-type="string">
            <text:p text:style-name="P38">Aquir eredetű</text:p>
          </table:table-cell>
          <table:table-cell table:style-name="Táblázat3.A2" office:value-type="string">
            <text:p text:style-name="P33"/>
          </table:table-cell>
          <table:table-cell table:style-name="Táblázat3.D2" office:value-type="string">
            <text:p text:style-name="P34"/>
          </table:table-cell>
          <table:table-cell table:style-name="Táblázat3.E2" office:value-type="string">
            <text:p text:style-name="P35"/>
          </table:table-cell>
        </table:table-row>
        <table:table-row table:style-name="TableLine2669039153248">
          <table:table-cell table:style-name="Táblázat3.A2" office:value-type="string">
            <text:p text:style-name="P31"/>
          </table:table-cell>
          <table:table-cell table:style-name="Táblázat3.A2" office:value-type="string">
            <text:p text:style-name="P38">Smaragdmágusok (Sheenwall)</text:p>
          </table:table-cell>
          <table:table-cell table:style-name="Táblázat3.A2" office:value-type="string">
            <text:p text:style-name="P33"/>
          </table:table-cell>
          <table:table-cell table:style-name="Táblázat3.D2" office:value-type="string">
            <text:p text:style-name="P34"/>
          </table:table-cell>
          <table:table-cell table:style-name="Táblázat3.E2" office:value-type="string">
            <text:p text:style-name="P35"/>
          </table:table-cell>
        </table:table-row>
        <table:table-row table:style-name="TableLine2669039153536">
          <table:table-cell table:style-name="Táblázat3.A2" office:value-type="string">
            <text:p text:style-name="P31"/>
          </table:table-cell>
          <table:table-cell table:style-name="Táblázat3.A2" office:value-type="string">
            <text:p text:style-name="P38">Ryeki démonikus tradíciók</text:p>
          </table:table-cell>
          <table:table-cell table:style-name="Táblázat3.A2" office:value-type="string">
            <text:p text:style-name="P33"/>
          </table:table-cell>
          <table:table-cell table:style-name="Táblázat3.D2" office:value-type="string">
            <text:p text:style-name="P34"/>
          </table:table-cell>
          <table:table-cell table:style-name="Táblázat3.E2" office:value-type="string">
            <text:p text:style-name="P35"/>
          </table:table-cell>
        </table:table-row>
        <table:table-row table:style-name="TableLine2669039153824">
          <table:table-cell table:style-name="Táblázat3.A2" office:value-type="string">
            <text:p text:style-name="P31"/>
          </table:table-cell>
          <table:table-cell table:style-name="Táblázat3.A2" office:value-type="string">
            <text:p text:style-name="P38">Niare, Enoszuke?</text:p>
          </table:table-cell>
          <table:table-cell table:style-name="Táblázat3.A2" office:value-type="string">
            <text:p text:style-name="P33"/>
          </table:table-cell>
          <table:table-cell table:style-name="Táblázat3.D2" office:value-type="string">
            <text:p text:style-name="P34"/>
          </table:table-cell>
          <table:table-cell table:style-name="Táblázat3.E2" office:value-type="string">
            <text:p text:style-name="P35"/>
          </table:table-cell>
        </table:table-row>
        <table:table-row table:style-name="TableLine2669039150368">
          <table:table-cell table:style-name="Táblázat3.A2" office:value-type="string">
            <text:p text:style-name="P31"/>
          </table:table-cell>
          <table:table-cell table:style-name="Táblázat3.A2" office:value-type="string">
            <text:p text:style-name="P38">Crantai tradíciók</text:p>
          </table:table-cell>
          <table:table-cell table:style-name="Táblázat3.A2" office:value-type="string">
            <text:p text:style-name="P33"/>
          </table:table-cell>
          <table:table-cell table:style-name="Táblázat3.D2" office:value-type="string">
            <text:p text:style-name="P34"/>
          </table:table-cell>
          <table:table-cell table:style-name="Táblázat3.E2" office:value-type="string">
            <text:p text:style-name="P35"/>
          </table:table-cell>
        </table:table-row>
        <table:table-row table:style-name="TableLine2669039151520">
          <table:table-cell table:style-name="Táblázat3.A2" office:value-type="string">
            <text:p text:style-name="P31"/>
          </table:table-cell>
          <table:table-cell table:style-name="Táblázat3.A2" office:value-type="string">
            <text:p text:style-name="P38">Dawai irreálmágia</text:p>
          </table:table-cell>
          <table:table-cell table:style-name="Táblázat3.A2" office:value-type="string">
            <text:p text:style-name="P33"/>
          </table:table-cell>
          <table:table-cell table:style-name="Táblázat3.D2" office:value-type="string">
            <text:p text:style-name="P34"/>
          </table:table-cell>
          <table:table-cell table:style-name="Táblázat3.E2" office:value-type="string">
            <text:p text:style-name="P35"/>
          </table:table-cell>
        </table:table-row>
        <table:table-row table:style-name="TableLine2669039150944">
          <table:table-cell table:style-name="Táblázat3.A2" office:value-type="string">
            <text:p text:style-name="P31"/>
          </table:table-cell>
          <table:table-cell table:style-name="Táblázat3.A2" office:value-type="string">
            <text:p text:style-name="P38">Gnómok mágiája (??? Ez is irreál??)</text:p>
          </table:table-cell>
          <table:table-cell table:style-name="Táblázat3.A2" office:value-type="string">
            <text:p text:style-name="P33"/>
          </table:table-cell>
          <table:table-cell table:style-name="Táblázat3.D2" office:value-type="string">
            <text:p text:style-name="P34"/>
          </table:table-cell>
          <table:table-cell table:style-name="Táblázat3.E2" office:value-type="string">
            <text:p text:style-name="P35"/>
          </table:table-cell>
        </table:table-row>
      </table:table>
      <text:p text:style-name="Text_20_body"/>
      <text:p text:style-name="Text_20_body">Ha egy karakter mágikus tanokat szeretne tanulni, először is ki kell választania a tradíciót, amin belül el szeretne mélyedni (pl. Vulgármágia), majd azon belül megismerkedhet annak mágiaiskoláival.</text:p>
      <text:list xml:id="list2873475296" text:style-name="L16">
        <text:list-item>
          <text:p text:style-name="P87">A mágia tradíciók lehetővé teszik, hogy rájuk épülő, alájuk tartozó mágiaiskolákat (pl. nekromancia, asztrálmágia) tanulhasson a karakter.</text:p>
        </text:list-item>
        <text:list-item>
          <text:p text:style-name="P87">A mágiaiskolák a rendszer szerint Átlagos képzettségeknek számítanak és szintenként változó követelményekkel rendelkeznek, akárcsak a „sima” képzettségek.</text:p>
        </text:list-item>
        <text:list-item>
          <text:p text:style-name="P91">A mágiaiskolák első 3 szinten csak elméleti tudást adnak, az alájuk tartozó <text:soft-page-break/>varázslatokat csak a képzettség 4.szintjétől alkalmazhatja a mágiatudó!</text:p>
        </text:list-item>
        <text:list-item>
          <text:p text:style-name="P87">A mágia-tradíciók és a mágiaiskolák követelményeivel biztosítható, hogy csak az tanulhasson bizonyos mágikus ismereteket, aki teljesíti azok feltételeit. Így lehetséges, hogy pl. egy varázsló nem képes egy bizonyos mágiaiskolát megtanulni (vagy magasabb szintet elérni belőle), mert nem képes teljesíteni annak követelményeit, továbbá az is kivédhető, hogy valaki csak úgy felvegyen egy „Kyr alapú Mozaikmágia” mágia tradíciót, hogy megkapja annak tápjait.</text:p>
        </text:list-item>
      </text:list>
      <text:p text:style-name="P13"/>
      <text:h text:style-name="Heading_20_2" text:outline-level="2">Mágikus fortélyok</text:h>
      <text:list xml:id="list3818619265" text:style-name="L17">
        <text:list-item>
          <text:p text:style-name="P60">"Vakon" varázslás </text:p>
        </text:list-item>
        <text:list-item>
          <text:p text:style-name="P92">Antissjárás (képzettség v fortély?)</text:p>
        </text:list-item>
        <text:list-item>
          <text:p text:style-name="P92"><text:span text:style-name="T18">Összhang </text:span><text:span text:style-name="T16">(lásd az Összhang fortélyok fejezetet!)</text:span></text:p>
        </text:list-item>
      </text:list>
      <text:p text:style-name="P26"/>
      <text:h text:style-name="P51" text:outline-level="2">Mágiarendszer szabályai</text:h>
      <text:list xml:id="list1276803371" text:style-name="L18">
        <text:list-item>
          <text:p text:style-name="P61">Mágia tradíciók: 50KP ; Követelményeik vannak.</text:p>
        </text:list-item>
        <text:list-item>
          <text:p text:style-name="P61">1 Mana pont = 3KP</text:p>
        </text:list-item>
        <text:list-item>
          <text:p text:style-name="P93">Max „vehető” mana =<text:span text:style-name="T22"> ????</text:span> x 10)</text:p>
        </text:list-item>
        <text:list-item>
          <text:p text:style-name="P94">ha szétválasztjuk a max manát, a max egyszerre felhasználható manától, akkor nem biztos, hogy kell ez a limit</text:p>
        </text:list-item>
        <text:list-item>
          <text:p text:style-name="P61">Mágiaiskolák: <text:s/><text:span text:style-name="T5">átlagos</text:span> képzettségek</text:p>
        </text:list-item>
      </text:list>
      <text:list xml:id="list181346540632252" text:continue-list="list2873475296" text:style-name="L16">
        <text:list-item text:start-value="1">
          <text:p text:style-name="P96">A mágiaiskolák első 3 szinten csak elméleti tudást adnak, az alájuk tartozó varázslatokat csak a képzettség 4.szintjétől alkalmazhatja a mágiatudó!</text:p>
        </text:list-item>
      </text:list>
      <text:list xml:id="list181348672680137" text:continue-list="list1276803371" text:style-name="L18">
        <text:list-item text:start-value="1">
          <text:p text:style-name="P88">Az egyes kiemelt szinteknek követelményei vannak, mint a „sima” képzettségeknél. Ezek iskolánként eltérőek. <text:span text:style-name="T19">(A mágiaiskolák követelményei magasabbak, keményebbek legyenek, mint a Pszí iskoláké. Főleg Tudományos képzettségek legyenek követelmények!)</text:span></text:p>
        </text:list-item>
      </text:list>
      <text:list xml:id="list2728988491" text:style-name="L19">
        <text:list-item>
          <text:p text:style-name="P97">A mágiaiskolák egyes kiemelt szinjei (jellemzően magasabb szinteken) adjanak kis extrákat. Például pár MP-ért vizualizálni a varázslatot (pl.: betegség varázslat közben kis döglegyek képe kőröz az áldozat körül)</text:p>
        </text:list-item>
        <text:list-item>
          <text:p text:style-name="P98">Kérdés: a megjelent mellékeffekt a varázsló, vagy az áldozat képzeletvilágától függjön?</text:p>
        </text:list-item>
        <text:list-item>
          <text:p text:style-name="P99">Egyes mágiaiskolák bizonyos mozaikjai magas nehézségűek legyenek alaperősítésen is. Így egy iskola alacsony szinten való megtanulásával csak annak egyszerűbb formuláit lehet megcsinálni.</text:p>
        </text:list-item>
      </text:list>
      <text:p text:style-name="P10"><text:s/></text:p>
      <text:p text:style-name="P10"/>
      <text:p text:style-name="P9"/>
      <text:h text:style-name="P51" text:outline-level="2">Mágiaellenállás</text:h>
      <text:h text:style-name="Heading_20_3" text:outline-level="3">Asztrál, Mentál, Fizikai mágiaellenállás</text:h>
      <text:list xml:id="list1191075982" text:style-name="L20">
        <text:list-item text:start-value="1">
          <text:p text:style-name="P89">Mentál: gondolati befolyás ellen véd</text:p>
        </text:list-item>
        <text:list-item>
          <text:p text:style-name="P89">Asztrál: érzelmi befolyás ellen véd</text:p>
        </text:list-item>
        <text:list-item>
          <text:p text:style-name="P89">Fizikai: a test átformálását, átalakítását, testen belüli hatást célzó mágiák ellen <text:line-break/><text:span text:style-name="T21">(nincs hülye „Lélekaltatás”)</text:span></text:p>
        </text:list-item>
      </text:list>
      <text:h text:style-name="Heading_20_3" text:outline-level="3" text:is-list-header="true">Ellenállások számítása</text:h>
      <text:list xml:id="list1433095459" text:style-name="L21">
        <text:list-item>
          <text:p text:style-name="P62">AME = ATME + Pajzsok + Asztrálmágia iskola szintje</text:p>
        </text:list-item>
        <text:list-item>
          <text:p text:style-name="P62">MME = MTME + Pajzsok + Mentálmágia iskola szintje</text:p>
        </text:list-item>
        <text:list-item>
          <text:p text:style-name="P62">FME = FTME + <text:span text:style-name="T14">Pajzsok</text:span> <text:span text:style-name="T14">(milyen pajzs?)</text:span> + <text:span text:style-name="T13">„Természetes anyagok mágiája”</text:span> iskola szintje</text:p>
        </text:list-item>
      </text:list>
      <text:p text:style-name="Text_20_body">Részletesen:</text:p>
      <text:list xml:id="list181347944644078" text:continue-list="list1433095459" text:style-name="L21">
        <text:list-item text:start-value="1">
          <text:p text:style-name="P62">Tudat alatti Asztrális, Mentális és Fizikai Mágiaellenállás (ATME, MTME és FTME)</text:p>
        </text:list-item>
        <text:list-item>
          <text:p text:style-name="P100">ATME = Önuralom + Fogékonyság + Tapasztalati szint</text:p>
        </text:list-item>
        <text:list-item>
          <text:p text:style-name="P100">MTME = Intelligencia + Emlékezet + Tapasztalati szint</text:p>
        </text:list-item>
        <text:list-item>
          <text:p text:style-name="P100">FTME <text:s/>= Erő<text:span text:style-name="T13"> + Edzettség </text:span>+ Tapasztalati szint</text:p>
        </text:list-item>
      </text:list>
      <text:list xml:id="list2943176856" text:style-name="L22">
        <text:list-item>
          <text:p text:style-name="P63">Statikus pajzs</text:p>
        </text:list-item>
        <text:list-item>
          <text:p text:style-name="P101">"Tudati védelem" pszí iskolában tanulható diszciplínával építhető</text:p>
        </text:list-item>
        <text:list-item>
          <text:p text:style-name="P95">Fizikai hatások ellen is védjen??? vagy az ellen külön pajzs?</text:p>
        </text:list-item>
        <text:list-item>
          <text:p text:style-name="P102">Dinamikus pajzs</text:p>
        </text:list-item>
        <text:list-item>
          <text:p text:style-name="P101">"Tudati védelem" pszí iskolában tanulható diszciplínával építhető</text:p>
        </text:list-item>
        <text:list-item>
          <text:p text:style-name="P95">Fizikai hatások ellen is védjen??? vagy az ellen külön pajzs?</text:p>
        </text:list-item>
      </text:list>
      <text:list xml:id="list3089494429" text:style-name="L23">
        <text:list-item>
          <text:p text:style-name="P64">Iskola szerint adjon ME-t a kapcsolódó mágikus jártasság</text:p>
        </text:list-item>
        <text:list-item>
          <text:p text:style-name="P103">„Asztrálmágia” iskola képzettség szintje 1:1-ben beleszámít az AME-be</text:p>
        </text:list-item>
        <text:list-item>
          <text:p text:style-name="P103">„Mentálmágia” iskola képzettség szintje 1:1-ben beleszámít a MME-be</text:p>
        </text:list-item>
        <text:list-item>
          <text:p text:style-name="P103">„Természetes anyagok mágiája” iskola képzettség szintje 1:1-ben beleszámít a FME-be</text:p>
        </text:list-item>
      </text:list>
      <text:p text:style-name="P8"/>
      <text:p text:style-name="P5">A Mágiaellenállás nem statikus, körülménytől függően változhat:</text:p>
      <text:list xml:id="list181347167929654" text:continue-list="list3089494429" text:style-name="L23">
        <text:list-item text:start-value="1">
          <text:p text:style-name="P105">Meglepődés / Harc / Érzelmi sokk / másra koncentrálás közben ideiglenesen csökkenhet a Mágiaellenállás, mivel egy időben nehezebb védekezni a fizikai és a felsőbb síkokon.</text:p>
        </text:list-item>
        <text:list-item>
          <text:p text:style-name="P108">Esetleg Összpontosítás próba, hogy csökken-e, vagy nem.</text:p>
        </text:list-item>
        <text:list-item>
          <text:p text:style-name="P106">Egyes speciális helyzetek növelhetik is. Például:</text:p>
        </text:list-item>
        <text:list-item>
          <text:p text:style-name="P107">Asztrál ME nő kiégettség esetében.</text:p>
        </text:list-item>
        <text:list-item>
          <text:p text:style-name="P107">AME (vagy/és MME?) Harci lázban, vagy őrjöngésben emelkedjen.</text:p>
        </text:list-item>
        <text:list-item>
          <text:p text:style-name="P107">A szélsőséges érzelmek, a kiszolgáltatottság az ADOTT PILLANATBAN csökkentsék az AME-t! Ha épp meghalt a karakter kedvese és iszonyúan szenved, <text:soft-page-break/>akkor egy boszorkány gonoszul lecsaphat rá kihasználva a meggyengült védelmet. Ez szerintem nagyon passzol hangulatilag.</text:p>
        </text:list-item>
        <text:list-item>
          <text:p text:style-name="P106">Meglevő érzelmek (Asztrálmágia vs. AME):<text:line-break/>Ha már megvan egy érzelem, akkor az ezzel kapcsolatos (ezt erősítő) mágiák ellen alacsonyabb legyen az AME, hiszen a hatást ne csak úgy tekintsük, mint valami ami "be akar jutni", hanem, hogy mennyire elfogadható az számunkra.<text:line-break/>Vagy legyen alacsonyabb a manaigény?? (Ez kicsit Codexes... de nekem tetszik)</text:p>
        </text:list-item>
      </text:list>
      <text:h text:style-name="Heading_20_2"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1" table:style-name="Táblázat1">
        <table:table-column table:style-name="Táblázat1.A"/>
        <table:table-row table:style-name="TableLine2669039148928">
          <table:table-cell table:style-name="Táblázat1.A1" office:value-type="string">
            <text:p text:style-name="P40"><text:span text:style-name="T2">Varázslat Átütése = Mágiaiskola szintje + Erősség</text:span><text:span text:style-name="T20"> </text:span><text:span text:style-name="T21">(ezt lehet manából tovább erősíteni)</text:span></text:p>
          </table:table-cell>
        </table:table-row>
      </table:table>
      <text:p text:style-name="P22"/>
      <text:p text:style-name="P22">Emlékeztetőül a Mágiaellenállás :</text:p>
      <table:table table:name="Táblázat2" table:style-name="Táblázat2">
        <table:table-column table:style-name="Táblázat2.A"/>
        <table:table-row table:style-name="TableLine2669039154112">
          <table:table-cell table:style-name="Táblázat2.A1" office:value-type="string">
            <text:p text:style-name="P41">Mágiaellenállás = TME + T.Szint + Pszi pajzsok + Kapcsolódó mágiaiskola</text:p>
          </table:table-cell>
        </table:table-row>
      </table:table>
      <text:p text:style-name="Text_20_body"/>
      <text:p text:style-name="Text_20_body">Hogy ennek mi értelme van?</text:p>
      <text:p text:style-name="Text_20_body">1. Sokkal magasabb szintű varázsló kevés manából is le tud valakit varázsolni. </text:p>
      <text:p text:style-name="Text_20_body">2. Sokkal magasabb szintű sudribunkó is ellen tud állni a gyenge varázslatoknak.</text:p>
      <text:p text:style-name="Text_20_body">3. Így nem kell 3/4 manáját elhasználnia, vagy mindig pszi-ostromolni, hogy levarázsoljon 1db kezdőt, akinek azért van pajzsa. (És akkor még ott vannak a haverjai is)</text:p>
      <text:p text:style-name="Text_20_body">4. Nincs "deadlock", mint a Codex-ben, ahol ha meggebedtél se tudtad erősíteni a varázslat E-jét (mert egyenlő volt az Auráddal). Itt ha nem elég erős, akkor ugyanúgy megtápolhatod manából, mint eddig.</text:p>
      <text:p text:style-name="Text_20_body">Tehát (ez nagyon fontos!): a mágiaellenállásban a pszi pajzsok dominánsabbak lennének, de finomítana a T.SZ. </text:p>
      <text:p text:style-name="Text_20_body">Szerintem a fentiek jól ötvözik a Codex Aura szerű rendszerének előnyét és a pszi-pajzsos világot (kiküszöbölve a Codex „nem tudom erősíteni” problémáját).</text:p>
      <text:h text:style-name="Heading_20_2" text:outline-level="2">Varázslás ideje</text:h>
      <text:p text:style-name="P7"><text:span text:style-name="_5b_RPG_5d__20_Kiemelt_20_kifejezés"><text:span text:style-name="T9">Arra gondoltunk, hogy a Codex-hez hasonlóan standard varázslás hosszok legyenek. A mágia tradíció fokától (vagy használt mágiaiskola szintjétől??) függ, hogy mennyi. Bizonyos kiemelt fokokon egyre jobban csökken:</text:span></text:span></text:p>
      <text:p text:style-name="P7"><text:span text:style-name="_5b_RPG_5d__20_Kiemelt_20_kifejezés"><text:span text:style-name="T8">1 kör; 5 szegmens; 2 szegmens és végül mindössze 1 szegmens</text:span></text:span></text:p>
      <text:p text:style-name="P7"><text:span text:style-name="_5b_RPG_5d__20_Kiemelt_20_kifejezés"><text:span text:style-name="T8">Ha több iskola mozaikjait használja egyszerre (</text:span></text:span><text:span text:style-name="_5b_RPG_5d__20_Kiemelt_20_kifejezés"><text:span text:style-name="T12">és a mágiaiskolától tesszük függővé a varázslás hosszt</text:span></text:span><text:span text:style-name="_5b_RPG_5d__20_Kiemelt_20_kifejezés"><text:span text:style-name="T8">), akkor a legalacsonyabb szintű iskola szabja meg a hosszt.</text:span></text:span></text:p>
      <text:h text:style-name="P51" text:outline-level="2">Mágikus fáradás</text:h>
      <text:list xml:id="list1122372952" text:style-name="L24">
        <text:list-item text:start-value="1">
          <text:p text:style-name="P90">A mana formázása (varázslás) kimerültséget okoz. Ezt több dolog befolyásolja:</text:p>
        </text:list-item>
        <text:list-item>
          <text:p text:style-name="P109">A varázslat energiaigénye (MP). Ne a mana fogyása, hanem az egyben elvarázsolt mana mennyisége legyen meghatározó. Tehát a 0 MP nem jelent automatice kimerültséget ha pl. apró varázslatokkal „merítette le” magát. Ilyenkor csak a Manatestéből „fogyott el” a mana.</text:p>
        </text:list-item>
        <text:list-item>
          <text:p text:style-name="P109">Összpontosítás képzettség (?)</text:p>
        </text:list-item>
        <text:list-item>
          <text:p text:style-name="P109">Edzettség (?) <text:s/>(Önuralom?)</text:p>
        </text:list-item>
        <text:list-item>
          <text:p text:style-name="P104">A mágikus fáradás megjelenhetne KT (Kábulat Pont) „begyűjtésével”</text:p>
        </text:list-item>
        <text:list-item>
          <text:p text:style-name="P104">Varázslatra jellemző testi tünetek (pl. tűzvihartól nagy fáradás, test kiszáradás, stb)</text:p>
        </text:list-item>
        <text:list-item>
          <text:p text:style-name="P110">ez nem biztos, hogy kell...</text:p>
        </text:list-item>
      </text:list>
      <text:h text:style-name="Heading_20_2" text:outline-level="2">Összhangok, ütközések</text:h>
      <text:p text:style-name="P4">Hasonlóan a Codexhez legyenek itt is összhangok, meg ütközések, de egyszerűbben. Nem kell az ott alkalmazott pentagramma (Grimoire hátlapján levő), kicsit freestyle-osabb legyen, a KM döntse el, mennyi „kedvezmény” jár egy varázslatra egy (vagy több) körülményt (és a JK alakítását is) figyelembe véve. A játékos persze „lobbizhat”, de ne ez (kuncsorgás) vigye el a játék felét.</text:p>
      <text:p text:style-name="P4">Meg kell határozni, hogy max mennyi bónuszt/büntetést adhatnak a körülmények.</text:p>
      <text:p text:style-name="P21"><text:span text:style-name="T17">Szerintem</text:span> max +/-50%</text:p>
      <text:h text:style-name="Heading_20_3" text:outline-level="3"><text:bookmark-start text:name="DDE_LINK"/>Összhang – mágikus <text:bookmark-end text:name="DDE_LINK"/>karma</text:h>
      <text:p text:style-name="Text_20_body">Nem kerülnek KP-ba, a KM adja, vagy a játékos egyezik meg a KM-el, hogy felvehesse.</text:p>
      <text:p text:style-name="P4">Mintha ilyen lenne az Ars Magícában, de nem biztos... Szóval olyasmi, hogy lehessen külön karmákat felvenni/kapni, hogy pl. „Esőben varázsló”, vagy „Tömegben varázsló”. Az első példában esőben kap összhangot, azaz „mana kedvezményt”. Hátránya viszont, hogy pl. sivatagban meg büntetést kap.</text:p>
      <text:p text:style-name="P4">A második példában szereplő varázslót a nagy embertömeg „tuningolja”, ott könnyebben alkalmaz mágiát. Egy kihalt területen viszont büntetés sújtja. </text:p>
      <text:p text:style-name="P4">Ezekből legyen pár hangulat színesítő példa-karma leírva, de lehessen újakat is alkotni kikötésekkel. Azaz legyen árnyoldala is, ne olyan legyen, ami mindig érvényesül (pl. „Ébren varázsló” :) és a KM is beleegyezzen. Versenyen csak a szabályrendszer által leírtak vehetőek fel.</text:p>
      <text:p text:style-name="P4">Ha valaki több ilyen karmát akar felvenni, az nem baj, de nem üssék egymást és csak a KM-el egyeztetve!</text:p>
      <text:p text:style-name="P4">Sőt: lehetne úgy, hogy bizonyos szint fölött kötelezően fel kell venni ilyeneket és a KM mondja meg a hatást!! :) </text:p>
      <text:p text:style-name="P4">Tehát ha a karakter folyton éjszaka sunnyogva varázsolt, akkor megkapja pl a „Sötétben varázsló” összhang-karmát. Ennek hatására viszont nappal hátrány sújtja.</text:p>
      <text:p text:style-name="P4"/>
      <text:p text:style-name="P3">További cizellálás: lehetnének ennek is „fokozatai” a karma nevében. </text:p>
      <text:p text:style-name="P4">Példa 1: Ármánd a varázsló évek óta éjszaka sunnyogva végzi mágiája segítségével orvgyilkosságait. A KM-től megkapja a „Sötétben varázsló (10%)” karmát. Ekkor éjszaka 10% „leárazás” van a varázslataira, nappal viszont ugyanennyivel többet kell rájuk költenie.</text:p>
      <text:p text:style-name="P4">Példa 2: „'Füst' a rettegett árnyvarázsló, aki egyesek szerint már évszázadok óta riogatja Ifin nemességét néha – több évtizedenként talán csak egyszer-egyszer – feltűnik és nyomtalanul elragad egyet a gőgös seregletből. Állítólag sötéttel táplálkozik, azt lélegzik, egy vele.” A KM – figyelembe véve, hogy 'Füst' gyakorlatilag a sötétség része lett – megadja neki a „Sötétben varázsló (50%)” karmát. Valójában persze már korábban megkapta ennek a 10, 20, 30, majd 40%-os „verzióját” is.</text:p>
      <text:p text:style-name="P4"/>
      <text:p text:style-name="P4">A fentiekkel jól lehetne modellezni, hogy a legtöbb varázsló a saját, megszokott közegében erős. Aki pedig nem specializálódik, az nem is jut előnyhöz. Valamit valamiért ugye.</text:p>
      <text:p text:style-name="P4"/>
      <text:h text:style-name="Heading_20_2" text:outline-level="2">Mágikus fókuszok, emitterek</text:h>
      <text:h text:style-name="Heading_20_3" text:outline-level="3">Mágikus emitter</text:h>
      <text:p text:style-name="Text_20_body">[Ötlet]</text:p>
      <text:p text:style-name="Text_20_body">Lehetnének mágikusan helyhez kötött varázstárgyak. Pl. egy erődhöz (annak mágikus "aurájához") kötött tárgyak, amik ha kikerülnek a "tápláló" területről, akkor elveszítik mágikus hatásukat.</text:p>
      <text:p text:style-name="Text_20_body"/>
      <text:p text:style-name="Text_20_body">Ehhez vagy kelljen külön elosztó/generátor/manafókusz/varázskör (hívjuk Emitternek) jellegű valami (jellemzően a pincében :), vagy egy "egyedi azonosítóval" rendelkező mágikus kisugárzás, ami aktiválja a mágikus hatást a tárgyakban (bocs, ha a megfogalmazás kissé profán). Ha ez a kisugárzás nem éri el őket (váron kívül pl), akkor közönséges tárgyként viselkednek.</text:p>
      <text:p text:style-name="Text_20_body"/>
      <text:p text:style-name="Text_20_body">Így pl. a mágikus erőd védőinek kardjaiban ott munkálna a hely mágiája, de ha kimennek a kapun és eltávolodnak, akkor már nem.</text:p>
      <text:p text:style-name="Text_20_body">Vagy egy másik példa: egy ősi nép sírja, amelyet az elhalt régiek, lidércként ott kódorgó lelkei népesítenek be a nem látható világban. A belőlük áradó túlvilági szomorúság lengi be az egész kriptát. Amíg ez az asztrális hatás tart, addig az élőholt védők fegyvereiben aktív a mágia. Amint megbékéltek a lelkek, a fegyverek nem mágikusak többé, feladatukat betöltötték és senki más halandó nem bitorolhatja őket, hogy varázshatásukat másra fordítsa. Sőt, esetleg a védő csontikat is</text:p>
      <text:p text:style-name="Text_20_body">ez "tartja aktívan" (jó, ez már nem fegyver topik téma), és a "megnyugvás" után ők se mozdulnak többé. Ebben a példában a kisugárzó források (emitterek) maguk a lelkek, de más esetben lehet akár természeti hatás is.</text:p>
      <text:p text:style-name="Text_20_body"/>
      <text:p text:style-name="Text_20_body">Harmadik példa:</text:p>
      <text:p text:style-name="Text_20_body">Harcoló kyr alakulat (anno). Az alakzat közepén halad az emitter varázstárgy, ami aktívvá teszi a fegyvereket X méter sugarú körben és amit az őt hordozó varázslónak/mágiahasználónak egy állandó enyhe koncentrációval kell működtetnie.</text:p>
      <text:p text:style-name="Text_20_body">Ha az ellen esetleg elzsákmányolja a fegyvereket, a mágia kialszik. Sőt az emitterrel se mennek <text:soft-page-break/>semmire, mert nem tudják használni.</text:p>
      <text:p text:style-name="Text_20_body"/>
      <text:p text:style-name="Text_20_body">Noro:</text:p>
      <text:p text:style-name="P12">(Én legalábbis nem tudom elképzelni, hogy egy kis zsebretehető vacak legyen. Szerintem a rúnamágiában a hatalom gyakran méret kérdése is)</text:p>
      <text:p text:style-name="P6"/>
      <text:p text:style-name="P6">Én:</text:p>
      <text:p text:style-name="P11">Hát ebben nem értek egyet. Ez gyakorlatilag egy "aktivátor", ami éleszti a belefoglalt mágiát. Annak nem kell olyan gigantikusnak lennie.<text:line-break/>Legfeljebb annál a verziónál, ahol maga a varázstárgy "sugározza beléjük" a mágiát. </text:p>
      <text:p text:style-name="P39"/>
      <text:p text:style-name="Text_20_body"/>
      <text:h text:style-name="P50" text:outline-level="1">Mágia tradíciók</text:h>
      <text:p text:style-name="Text_20_body">Itt lesznek kibontva külön-külön az egyes tradíciók. Varázslataik, stb.</text:p>
      <text:p text:style-name="Text_20_body"/>
      <text:h text:style-name="P51" text:outline-level="2">Magasmágia</text:h>
      <text:p text:style-name="P15"><text:bookmark-start text:name="DDE_LINK1"/>Kinn van külön dokban.<text:bookmark-end text:name="DDE_LINK1"/></text:p>
      <text:p text:style-name="Text_20_body"/>
      <text:h text:style-name="P51" text:outline-level="2">Papi mágia</text:h>
      <text:p text:style-name="P15">Kinn van külön dokban.</text:p>
      <text:p text:style-name="P15"/>
      <text:h text:style-name="P51" text:outline-level="2">Vulgármágia</text:h>
      <text:h text:style-name="Heading_20_3" text:outline-level="3">Betegségmágia</text:h>
      <text:list xml:id="list306741481" text:style-name="L25">
        <text:list-item>
          <text:p text:style-name="P111">Fogfájás</text:p>
        </text:list-item>
        <text:list-item>
          <text:p text:style-name="P111">Szag manipuláló varázslatok (szag leplezés, változtatás, máshova helyezés)</text:p>
        </text:list-item>
      </text:list>
      <text:p text:style-name="Text_20_body"/>
      <text:h text:style-name="Heading_20_3" text:outline-level="3">Szexuálmágia</text:h>
      <text:p text:style-name="Text_20_body">Csak nőknek!</text:p>
      <text:p text:style-name="Text_20_body"/>
      <text:p text:style-name="Text_20_body"/>
      <text:h text:style-name="P51" text:outline-level="2">Bárdmágia</text:h>
      <text:h text:style-name="Heading_20_3" text:outline-level="3">Vakság</text:h>
      <text:list xml:id="list3931295520" text:style-name="L26">
        <text:list-item>
          <text:p text:style-name="P65">Jelen formájában nagyon brutál</text:p>
        </text:list-item>
        <text:list-item>
          <text:p text:style-name="P65">legyen könnyű létrehozni (mint most), de...</text:p>
        </text:list-item>
        <text:list-item>
          <text:p text:style-name="P65">fenntartani legyen nehéz. Ha mozog a cél, „rajta kell tartani”</text:p>
        </text:list-item>
        <text:list-item>
          <text:p text:style-name="P112">Összpontosítás próba</text:p>
        </text:list-item>
        <text:list-item>
          <text:p text:style-name="P113">ha nem látja a célpontot, akkor arról lefoszlik a varázslat (ebbe mondjuk bele lehet kötni...)</text:p>
        </text:list-item>
      </text:list>
      <text:p text:style-name="P5"/>
      <text:p text:style-name="Text_20_body"/>
      <text:p text:style-name="P15"/>
      <text:p text:style-name="Text_20_body"/>
      <text:h text:style-name="P51" text:outline-level="2">Speciális mágia-tradíciók</text:h>
      <text:h text:style-name="Heading_20_3" text:outline-level="3">Quars, árnymágia</text:h>
      <text:list xml:id="list645504993" text:style-name="L27">
        <text:list-item>
          <text:p text:style-name="P114">Fortély brutál követelményekkel</text:p>
        </text:list-item>
        <text:list-item>
          <text:p text:style-name="P115">mester, aki tanítja ; klán ; stb.</text:p>
        </text:list-item>
        <text:list-item>
          <text:p text:style-name="P114">Nem erősíthető varázslatok </text:p>
        </text:list-item>
      </text:list>
      <text:p text:style-name="P5"/>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Félkövér dőlt" style:font-pitch="variable"/>
    <style:font-face style:name="Cumberland" svg:font-family="Cumberland, 'Courier New', 'Luxi Mono', Courier, 'Lucida Sans Typewriter', 'Lucida Typewriter', Monaco, Monospaced" style:font-family-generic="modern" style:font-pitch="fixed"/>
    <style:font-face style:name="FreeSerif" svg:font-family="FreeSerif" style:font-family-generic="roman" style:font-pitch="variable"/>
    <style:font-face style:name="FreeSerif1" svg:font-family="FreeSerif" style:font-adornments="Félkövér" style:font-family-generic="roman"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OpenSymbol" svg:font-family="OpenSymbol" style:font-charset="x-symbol"/>
    <style:font-face style:name="StarSymbol" svg:font-family="StarSymbol" style:font-charset="x-symbol"/>
    <style:font-face style:name="Tahoma" svg:font-family="Tahoma"/>
    <style:font-face style:name="Tahoma1" svg:font-family="Tahoma" style:font-family-generic="system" style:font-pitch="variable"/>
    <style:font-face style:name="Thryomanes" svg:font-family="Thryomanes" style:font-adornments="Félkövér"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hu" fo:country="HU" style:font-name-asian="Arial Unicode MS" style:font-size-asian="12pt" style:language-asian="hu" style:country-asian="HU" style:font-name-complex="Tahoma1"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hu" fo:country="HU" style:font-name-asian="Arial Unicode MS" style:font-size-asian="12pt" style:language-asian="hu" style:country-asian="HU" style:font-name-complex="Tahoma1" style:font-size-complex="12pt" style:language-complex="hu" style:country-complex="HU"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016in" fo:margin-bottom="0.398in" style:contextual-spacing="false" fo:break-before="page" style:shadow="#808080 -0.0709in 0.0709in">
        <style:drop-cap style:lines="3"/>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paragraph-properties fo:margin-top="0.2835in" fo:margin-bottom="0.2008in" style:contextual-spacing="false" style:shadow="#808080 0.0709in 0.0709in">
        <style:tab-stops/>
      </style:paragraph-properties>
      <style:text-properties style:font-name="Berylium"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654in" fo:margin-bottom="0.122in" style:contextual-spacing="false" style:page-number="auto" fo:break-before="auto" fo:break-after="auto" style:shadow="#c0c0c0 -0.0193in 0.0193in">
        <style:tab-stops/>
      </style:paragraph-properties>
      <style:text-properties style:font-name="FreeSerif1" fo:font-family="FreeSerif" style:font-style-name="Félkövér" style:font-family-generic="roman" style:font-pitch="variable"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0398in" fo:margin-right="0in" fo:margin-top="0.0866in" fo:margin-bottom="0.0827in" style:contextual-spacing="false" fo:text-indent="0in" style:auto-text-indent="false" style:shadow="#c0c0c0 0.0193in 0.0193in" text:number-lines="false" text:line-number="0">
        <style:tab-stops/>
      </style:paragraph-properties>
      <style:text-properties style:font-name="FreeSerif2"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Táblázattartalom_20_1" style:display-name="[RPG] Táblázattartalom 1" style:family="paragraph" style:parent-style-name="Table_20_Contents" style:master-page-name="">
      <style:paragraph-properties fo:margin-left="0in" fo:margin-right="0in" fo:margin-top="0in" fo:margin-bottom="0in" style:contextual-spacing="false" fo:text-align="center" style:justify-single-word="false" fo:keep-together="always" fo:text-indent="0in" style:auto-text-indent="false" style:page-number="auto">
        <style:tab-stops/>
      </style:paragraph-properties>
      <style:text-properties style:font-name="FreeSerif3" fo:font-family="FreeSerif" style:font-style-name="Normál" style:font-pitch="variable" fo:font-size="10pt"/>
    </style:style>
    <style:style style:name="_5b_RPG_5d__20_Táblázatfejléc" style:display-name="[RPG] Táblázatfejléc" style:family="paragraph" style:parent-style-name="_5b_RPG_5d__20_Táblázattartalom_20_1">
      <style:paragraph-properties style:vertical-align="middle">
        <style:tab-stops/>
      </style:paragraph-properties>
      <style:text-properties fo:font-weight="bold"/>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_20_Áthúzott" style:display-name="[RPG] Áthúzott" style:family="text">
      <style:text-properties style:text-line-through-style="solid" style:text-line-through-type="single" style:text-line-through-width="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szabályrendszer</dc:title>
    <dc:subject>Mágia</dc:subject>
    <meta:editing-cycles>7</meta:editing-cycles>
    <meta:editing-duration>PT5H11M41S</meta:editing-duration>
    <dc:date>2023-12-14T18:13:46.386000000</dc:date>
    <meta:document-statistic meta:table-count="6" meta:image-count="1" meta:object-count="0" meta:page-count="23" meta:paragraph-count="384" meta:word-count="3438" meta:character-count="24131" meta:non-whitespace-character-count="21135"/>
    <meta:user-defined meta:name="Info 1"/>
    <meta:user-defined meta:name="Info 2"/>
    <meta:user-defined meta:name="Info 3"/>
    <meta:user-defined meta:name="Info 4"/>
  </office:meta>
</office:document-meta>
</file>